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ar jp-code-font-family" svg:font-family="'var jp-code-font-family'"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var jp-code-font-family" fo:letter-spacing="normal" fo:font-style="normal" fo:font-weight="normal" style:font-style-asian="normal" style:font-weight-asian="normal"/>
    </style:style>
    <style:style style:name="P2" style:family="paragraph" style:parent-style-name="Preformatted_20_Text">
      <style:paragraph-properties fo:margin-top="0in" fo:margin-bottom="0in" loext:contextual-spacing="false" fo:text-align="start" style:justify-single-word="false" fo:orphans="2" fo:widows="2"/>
      <style:text-properties fo:font-variant="normal" fo:text-transform="none" fo:color="#000000" style:font-name="var jp-code-font-family" fo:letter-spacing="normal" fo:font-style="normal" fo:font-weight="normal" style:font-style-asian="normal" style:font-weight-asian="normal"/>
    </style:style>
    <style:style style:name="P3" style:family="paragraph" style:parent-style-name="Standard">
      <style:text-properties fo:color="#000000"/>
    </style:style>
    <style:style style:name="P4" style:family="paragraph" style:parent-style-name="Standard">
      <style:text-properties fo:color="#000000" style:font-name="Georgia"/>
    </style:style>
    <style:style style:name="P5" style:family="paragraph" style:parent-style-name="Standard">
      <style:text-properties fo:color="#000000" style:font-name="Georgia" fo:font-size="13pt" fo:font-weight="bold" style:font-size-asian="13pt" style:font-weight-asian="bold"/>
    </style:style>
    <style:style style:name="P6" style:family="paragraph" style:parent-style-name="Standard">
      <style:text-properties fo:color="#000000" style:font-name="Georgia" fo:font-size="13pt" fo:font-weight="bold" fo:background-color="#ffff00" style:font-size-asian="13pt" style:font-weight-asian="bold"/>
    </style:style>
    <style:style style:name="P7" style:family="paragraph" style:parent-style-name="Standard">
      <style:text-properties fo:color="#000000" style:font-name="Georgia" fo:font-size="13pt" fo:font-weight="normal" officeooo:rsid="00703b19" officeooo:paragraph-rsid="0037dac6" style:font-size-asian="13pt" style:font-weight-asian="normal" style:font-weight-complex="normal"/>
    </style:style>
    <style:style style:name="P8" style:family="paragraph" style:parent-style-name="Standard">
      <style:text-properties fo:color="#000000" style:font-name="Georgia" fo:font-weight="bold" style:font-weight-asian="bold"/>
    </style:style>
    <style:style style:name="P9" style:family="paragraph" style:parent-style-name="Standard">
      <style:text-properties fo:color="#000000" style:font-name="Georgia" fo:font-weight="bold" officeooo:paragraph-rsid="000a261b" style:font-weight-asian="bold"/>
    </style:style>
    <style:style style:name="P10" style:family="paragraph" style:parent-style-name="Standard">
      <style:text-properties fo:color="#000000" style:font-name="Georgia" fo:font-weight="bold" officeooo:paragraph-rsid="001dad99" style:font-weight-asian="bold"/>
    </style:style>
    <style:style style:name="P11" style:family="paragraph" style:parent-style-name="Standard">
      <style:text-properties fo:color="#000000" style:font-name="Georgia" fo:font-weight="bold" officeooo:paragraph-rsid="00183c94" style:font-weight-asian="bold"/>
    </style:style>
    <style:style style:name="P12" style:family="paragraph" style:parent-style-name="Standard">
      <style:text-properties fo:color="#000000" style:font-name="Georgia" fo:font-weight="normal" style:font-weight-asian="normal" style:font-weight-complex="normal"/>
    </style:style>
    <style:style style:name="P13" style:family="paragraph" style:parent-style-name="Standard">
      <style:text-properties fo:color="#000000" style:font-name="Georgia" fo:font-weight="normal" officeooo:rsid="000933e8" officeooo:paragraph-rsid="000933e8" style:font-weight-asian="normal" style:font-weight-complex="normal"/>
    </style:style>
    <style:style style:name="P14" style:family="paragraph" style:parent-style-name="Standard">
      <style:text-properties fo:color="#000000" style:font-name="Georgia" fo:font-weight="normal" officeooo:rsid="000a261b" officeooo:paragraph-rsid="000a261b" style:font-weight-asian="normal" style:font-weight-complex="normal"/>
    </style:style>
    <style:style style:name="P15" style:family="paragraph" style:parent-style-name="Standard">
      <style:text-properties fo:color="#000000" style:font-name="Georgia" fo:font-weight="normal" officeooo:rsid="00163b4f" officeooo:paragraph-rsid="00163b4f" style:font-weight-asian="normal" style:font-weight-complex="normal"/>
    </style:style>
    <style:style style:name="P16" style:family="paragraph" style:parent-style-name="Standard">
      <style:text-properties fo:color="#000000" style:font-name="Georgia" fo:font-weight="normal" officeooo:paragraph-rsid="001782de" style:font-weight-asian="normal" style:font-weight-complex="normal"/>
    </style:style>
    <style:style style:name="P17" style:family="paragraph" style:parent-style-name="Standard">
      <style:text-properties fo:color="#000000" style:font-name="Georgia" fo:font-weight="normal" officeooo:rsid="001dad99" officeooo:paragraph-rsid="001dad99" style:font-weight-asian="normal" style:font-weight-complex="normal"/>
    </style:style>
    <style:style style:name="P18" style:family="paragraph" style:parent-style-name="Standard">
      <style:text-properties fo:color="#000000" style:font-name="Georgia" fo:font-weight="normal" officeooo:rsid="001aff36" officeooo:paragraph-rsid="001aff36" style:font-weight-asian="normal" style:font-weight-complex="normal"/>
    </style:style>
    <style:style style:name="P19" style:family="paragraph" style:parent-style-name="Standard">
      <style:text-properties fo:color="#000000" style:font-name="Georgia" fo:font-weight="normal" officeooo:rsid="00202dc6" officeooo:paragraph-rsid="002170b7" style:font-weight-asian="normal" style:font-weight-complex="normal"/>
    </style:style>
    <style:style style:name="P20" style:family="paragraph" style:parent-style-name="Standard">
      <style:text-properties fo:color="#000000" style:font-name="Georgia" officeooo:rsid="0011d7fa" officeooo:paragraph-rsid="0011d7fa"/>
    </style:style>
    <style:style style:name="P21" style:family="paragraph" style:parent-style-name="Standard">
      <style:text-properties fo:color="#000000" style:font-name="Georgia" fo:font-size="11pt" fo:font-weight="bold" officeooo:paragraph-rsid="002170b7" style:font-size-asian="11pt" style:font-weight-asian="bold" style:font-size-complex="11pt"/>
    </style:style>
    <style:style style:name="P22" style:family="paragraph" style:parent-style-name="Standard">
      <style:text-properties fo:color="#000000" style:font-name="Georgia" fo:font-size="11pt" fo:font-weight="bold" officeooo:rsid="002170b7" officeooo:paragraph-rsid="002170b7" style:font-size-asian="11pt" style:font-weight-asian="bold" style:font-size-complex="11pt"/>
    </style:style>
    <style:style style:name="P23" style:family="paragraph" style:parent-style-name="Standard">
      <style:text-properties fo:color="#000000" style:font-name="Georgia" fo:font-size="11pt" fo:font-weight="bold" officeooo:rsid="0026a2dc" officeooo:paragraph-rsid="0031ff1d" style:font-size-asian="11pt" style:font-weight-asian="bold" style:font-size-complex="11pt"/>
    </style:style>
    <style:style style:name="P24" style:family="paragraph" style:parent-style-name="Standard">
      <style:text-properties fo:color="#000000" style:font-name="Georgia" fo:font-size="11pt" fo:font-weight="bold" officeooo:rsid="0037d2b0" officeooo:paragraph-rsid="0037d2b0" style:font-size-asian="11pt" style:font-weight-asian="bold" style:font-size-complex="11pt"/>
    </style:style>
    <style:style style:name="P25" style:family="paragraph" style:parent-style-name="Standard">
      <style:text-properties fo:color="#000000" style:font-name="Georgia" fo:font-size="11pt" fo:font-weight="normal" officeooo:rsid="002170b7" officeooo:paragraph-rsid="002170b7" style:font-size-asian="11pt" style:font-weight-asian="normal" style:font-size-complex="11pt" style:font-weight-complex="normal"/>
    </style:style>
    <style:style style:name="P26" style:family="paragraph" style:parent-style-name="Standard">
      <style:text-properties fo:color="#000000" style:font-name="Georgia" fo:font-size="11pt" fo:font-weight="normal" officeooo:rsid="00353fa8" officeooo:paragraph-rsid="00353fa8" style:font-size-asian="11pt" style:font-weight-asian="normal" style:font-size-complex="11pt" style:font-weight-complex="normal"/>
    </style:style>
    <style:style style:name="P27" style:family="paragraph" style:parent-style-name="Standard">
      <style:text-properties fo:color="#000000" style:font-name="Georgia" fo:font-size="11pt" fo:font-weight="normal" officeooo:rsid="0039e373" officeooo:paragraph-rsid="003c0081" style:font-size-asian="11pt" style:font-weight-asian="normal" style:font-size-complex="11pt" style:font-weight-complex="normal"/>
    </style:style>
    <style:style style:name="P28" style:family="paragraph" style:parent-style-name="Standard">
      <style:text-properties fo:color="#000000" style:font-name="Georgia" fo:font-size="11pt" fo:font-weight="normal" officeooo:rsid="00288966" officeooo:paragraph-rsid="003c76b0" style:font-size-asian="11pt" style:font-weight-asian="normal" style:font-size-complex="11pt" style:font-weight-complex="normal"/>
    </style:style>
    <style:style style:name="P29" style:family="paragraph" style:parent-style-name="Standard">
      <style:text-properties fo:color="#000000" style:font-name="Georgia" fo:font-size="11pt" fo:language="en" fo:country="US" fo:font-weight="normal" officeooo:rsid="00252cb4" officeooo:paragraph-rsid="002170b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0" style:family="paragraph" style:parent-style-name="Standard">
      <style:text-properties fo:color="#000000" style:font-name="Georgia" fo:font-size="11pt" fo:language="en" fo:country="US" fo:font-weight="normal" officeooo:rsid="0026a2dc" officeooo:paragraph-rsid="0026a2d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1" style:family="paragraph" style:parent-style-name="Standard">
      <style:text-properties fo:color="#000000" style:font-name="Georgia" fo:font-size="11pt" fo:language="en" fo:country="US" fo:font-weight="normal" officeooo:rsid="002fa18b" officeooo:paragraph-rsid="0031ff1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2" style:family="paragraph" style:parent-style-name="Standard">
      <style:text-properties fo:color="#000000" style:font-name="Georgia" fo:font-size="11pt" fo:language="en" fo:country="US" fo:font-weight="normal" officeooo:rsid="0032acd1" officeooo:paragraph-rsid="00353fa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3" style:family="paragraph" style:parent-style-name="Standard">
      <style:text-properties fo:color="#000000" style:font-name="Georgia" fo:font-size="11pt" fo:language="en" fo:country="US" fo:font-weight="normal" officeooo:rsid="0031ff1d" officeooo:paragraph-rsid="0031ff1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4" style:family="paragraph" style:parent-style-name="Standard">
      <style:text-properties fo:color="#000000" style:font-name="Georgia" fo:font-size="11pt" fo:language="en" fo:country="US" fo:font-weight="normal" officeooo:rsid="0037d2b0" officeooo:paragraph-rsid="0037d2b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5" style:family="paragraph" style:parent-style-name="Standard">
      <style:text-properties fo:color="#000000" style:font-name="Georgia" fo:font-size="11pt" fo:language="en" fo:country="US" fo:font-weight="normal" officeooo:rsid="003725aa" officeooo:paragraph-rsid="00353fa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6" style:family="paragraph" style:parent-style-name="Standard">
      <style:text-properties fo:color="#000000" style:font-name="Georgia" fo:font-size="11pt" fo:language="en" fo:country="US" fo:font-weight="normal" officeooo:rsid="0039e373" officeooo:paragraph-rsid="0039e37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7" style:family="paragraph" style:parent-style-name="Standard">
      <style:text-properties fo:color="#000000" style:font-name="Georgia" fo:font-size="11pt" fo:language="en" fo:country="US" fo:font-weight="normal" officeooo:rsid="0039e373" officeooo:paragraph-rsid="003c008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8" style:family="paragraph" style:parent-style-name="Standard">
      <style:text-properties fo:color="#000000" officeooo:paragraph-rsid="00183c94"/>
    </style:style>
    <style:style style:name="P39" style:family="paragraph" style:parent-style-name="Standard">
      <style:text-properties fo:color="#000000" officeooo:paragraph-rsid="002000b4"/>
    </style:style>
    <style:style style:name="P40" style:family="paragraph" style:parent-style-name="Standard">
      <style:text-properties fo:color="#000000" fo:font-size="11pt" officeooo:paragraph-rsid="002170b7" style:font-size-asian="11pt" style:font-size-complex="11pt"/>
    </style:style>
    <style:style style:name="P41" style:family="paragraph" style:parent-style-name="Standard">
      <style:text-properties officeooo:paragraph-rsid="000a261b"/>
    </style:style>
    <style:style style:name="P42" style:family="paragraph" style:parent-style-name="Standard">
      <style:text-properties style:font-name="Georgia" fo:font-weight="normal" officeooo:rsid="00703b19" officeooo:paragraph-rsid="0037dac6" style:font-weight-asian="normal" style:font-weight-complex="normal"/>
    </style:style>
    <style:style style:name="P43" style:family="paragraph" style:parent-style-name="Standard" style:master-page-name="Standard">
      <style:paragraph-properties style:page-number="auto"/>
      <style:text-properties fo:color="#000000" style:font-name="Georgia" fo:font-size="13pt" fo:font-weight="bold" style:font-size-asian="13pt" style:font-weight-asian="bold"/>
    </style:style>
    <style:style style:name="P44" style:family="paragraph" style:parent-style-name="Standard">
      <style:text-properties fo:color="#000000" style:font-name="Georgia" fo:font-size="11pt" fo:language="en" fo:country="US" fo:font-weight="normal" officeooo:rsid="0032acd1" officeooo:paragraph-rsid="003c76b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45" style:family="paragraph" style:parent-style-name="Standard">
      <style:text-properties officeooo:paragraph-rsid="0043c9d7"/>
    </style:style>
    <style:style style:name="T1" style:family="text">
      <style:text-properties style:font-name="Georgia" fo:font-size="13pt" fo:font-weight="bold" style:font-size-asian="13pt" style:font-weight-asian="bold"/>
    </style:style>
    <style:style style:name="T2" style:family="text">
      <style:text-properties style:font-name="Georgia" fo:font-size="13pt" fo:font-weight="bold" fo:background-color="#ffff00" loext:char-shading-value="0" style:font-size-asian="13pt" style:font-weight-asian="bold"/>
    </style:style>
    <style:style style:name="T3" style:family="text">
      <style:text-properties style:font-name="Georgia" fo:font-weight="bold" style:font-weight-asian="bold"/>
    </style:style>
    <style:style style:name="T4" style:family="text">
      <style:text-properties style:font-name="Georgia" fo:font-weight="bold" officeooo:rsid="001f6297" style:font-weight-asian="bold" style:font-weight-complex="bold"/>
    </style:style>
    <style:style style:name="T5" style:family="text">
      <style:text-properties style:font-name="Georgia" fo:font-weight="normal" style:font-weight-asian="normal" style:font-weight-complex="normal"/>
    </style:style>
    <style:style style:name="T6" style:family="text">
      <style:text-properties style:font-name="Georgia" fo:font-weight="normal" officeooo:rsid="00088c25" style:font-weight-asian="normal" style:font-weight-complex="normal"/>
    </style:style>
    <style:style style:name="T7" style:family="text">
      <style:text-properties style:font-name="Georgia" fo:font-weight="normal" officeooo:rsid="000acb01" style:font-weight-asian="normal" style:font-weight-complex="normal"/>
    </style:style>
    <style:style style:name="T8" style:family="text">
      <style:text-properties style:font-name="Georgia" fo:font-weight="normal" officeooo:rsid="00177838" style:font-weight-asian="normal" style:font-weight-complex="normal"/>
    </style:style>
    <style:style style:name="T9" style:family="text">
      <style:text-properties style:font-name="Georgia" fo:font-weight="normal" officeooo:rsid="001782de" style:font-weight-asian="normal" style:font-weight-complex="normal"/>
    </style:style>
    <style:style style:name="T10" style:family="text">
      <style:text-properties style:font-name="Georgia" fo:font-weight="normal" officeooo:rsid="00190be3" style:font-weight-asian="normal" style:font-weight-complex="normal"/>
    </style:style>
    <style:style style:name="T11" style:family="text">
      <style:text-properties style:font-name="Georgia" fo:font-weight="normal" officeooo:rsid="001f6297" style:font-weight-asian="normal" style:font-weight-complex="normal"/>
    </style:style>
    <style:style style:name="T12" style:family="text">
      <style:text-properties style:font-name="Georgia" fo:font-weight="normal" officeooo:rsid="002000b4" style:font-weight-asian="normal" style:font-weight-complex="normal"/>
    </style:style>
    <style:style style:name="T13" style:family="text">
      <style:text-properties style:font-name="Georgia" fo:font-weight="normal" officeooo:rsid="0026a2dc" style:font-weight-asian="normal" style:font-weight-complex="normal"/>
    </style:style>
    <style:style style:name="T14" style:family="text">
      <style:text-properties style:font-name="Georgia" fo:font-weight="normal" officeooo:rsid="0042e77d" style:font-weight-asian="normal" style:font-weight-complex="normal"/>
    </style:style>
    <style:style style:name="T15" style:family="text">
      <style:text-properties style:font-name="Georgia" fo:font-weight="normal" officeooo:rsid="0044e49e" style:font-weight-asian="normal" style:font-weight-complex="normal"/>
    </style:style>
    <style:style style:name="T16" style:family="text">
      <style:text-properties style:font-name="Georgia" fo:font-size="11pt" fo:language="en" fo:country="US" fo:font-weight="normal"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7" style:family="text">
      <style:text-properties style:text-position="super 58%" style:font-name="Georgia" fo:font-weight="normal" officeooo:rsid="001f6297" style:font-weight-asian="normal" style:font-weight-complex="normal"/>
    </style:style>
    <style:style style:name="T18" style:family="text">
      <style:text-properties officeooo:rsid="000acb01"/>
    </style:style>
    <style:style style:name="T19" style:family="text">
      <style:text-properties officeooo:rsid="000b73c9"/>
    </style:style>
    <style:style style:name="T20" style:family="text">
      <style:text-properties officeooo:rsid="000bc117"/>
    </style:style>
    <style:style style:name="T21" style:family="text">
      <style:text-properties officeooo:rsid="000cc4f9"/>
    </style:style>
    <style:style style:name="T22" style:family="text">
      <style:text-properties officeooo:rsid="000e2774"/>
    </style:style>
    <style:style style:name="T23" style:family="text">
      <style:text-properties fo:color="#000000" style:font-name="Georgia" fo:font-weight="normal" officeooo:rsid="000a261b" style:font-weight-asian="normal" style:font-weight-complex="normal"/>
    </style:style>
    <style:style style:name="T24" style:family="text">
      <style:text-properties fo:color="#000000" style:font-name="Georgia" fo:font-weight="normal" officeooo:rsid="0013d739" style:font-weight-asian="normal" style:font-weight-complex="normal"/>
    </style:style>
    <style:style style:name="T25" style:family="text">
      <style:text-properties fo:color="#000000" style:font-name="Georgia" fo:font-weight="normal" officeooo:rsid="00202dc6" style:font-weight-asian="normal" style:font-weight-complex="normal"/>
    </style:style>
    <style:style style:name="T26" style:family="text">
      <style:text-properties fo:color="#000000" style:font-name="Georgia" fo:font-weight="normal" officeooo:rsid="0042e77d" style:font-weight-asian="normal" style:font-weight-complex="normal"/>
    </style:style>
    <style:style style:name="T27" style:family="text">
      <style:text-properties fo:color="#000000" style:font-name="Georgia" fo:font-weight="normal" officeooo:rsid="0044e49e" style:font-weight-asian="normal" style:font-weight-complex="normal"/>
    </style:style>
    <style:style style:name="T28" style:family="text">
      <style:text-properties fo:color="#000000" style:font-name="Georgia" fo:font-weight="normal" officeooo:rsid="0026a2dc" style:font-weight-asian="normal" style:font-weight-complex="normal"/>
    </style:style>
    <style:style style:name="T29" style:family="text">
      <style:text-properties fo:color="#000000" style:font-name="Georgia" fo:font-weight="normal" officeooo:rsid="0045a13e" style:font-weight-asian="normal" style:font-weight-complex="normal"/>
    </style:style>
    <style:style style:name="T30" style:family="text">
      <style:text-properties fo:color="#000000" style:font-name="Georgia" fo:font-size="11pt" fo:language="en" fo:country="US" fo:font-weight="normal" officeooo:rsid="0015430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1" style:family="text">
      <style:text-properties fo:color="#000000" style:font-name="Georgia" fo:font-size="11pt" fo:language="en" fo:country="US" fo:font-weight="normal" officeooo:rsid="00202dc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2" style:family="text">
      <style:text-properties fo:color="#000000" style:font-name="Georgia" fo:font-size="11pt" fo:language="en" fo:country="US" fo:font-weight="normal" officeooo:rsid="0044e49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3" style:family="text">
      <style:text-properties officeooo:rsid="00163b4f"/>
    </style:style>
    <style:style style:name="T34" style:family="text">
      <style:text-properties officeooo:rsid="001782de"/>
    </style:style>
    <style:style style:name="T35" style:family="text">
      <style:text-properties officeooo:rsid="001788d8"/>
    </style:style>
    <style:style style:name="T36" style:family="text">
      <style:text-properties officeooo:rsid="001824c2"/>
    </style:style>
    <style:style style:name="T37" style:family="text">
      <style:text-properties style:use-window-font-color="true" style:font-name="Georgia" fo:font-size="11pt" fo:language="en" fo:country="US" fo:font-weight="normal" officeooo:rsid="00190be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8" style:family="text">
      <style:text-properties officeooo:rsid="001a75a1"/>
    </style:style>
    <style:style style:name="T39" style:family="text">
      <style:text-properties officeooo:rsid="001f6297"/>
    </style:style>
    <style:style style:name="T40" style:family="text">
      <style:text-properties fo:language="en" fo:country="US" officeooo:rsid="001f6297" style:letter-kerning="false" style:font-name-asian="Calibri1" style:language-asian="en" style:country-asian="US" style:font-name-complex="DejaVu Sans" style:font-size-complex="11pt" style:language-complex="ar" style:country-complex="SA"/>
    </style:style>
    <style:style style:name="T41" style:family="text">
      <style:text-properties fo:language="en" fo:country="US" style:letter-kerning="false" style:font-name-asian="Calibri1" style:language-asian="en" style:country-asian="US" style:font-name-complex="DejaVu Sans" style:language-complex="ar" style:country-complex="SA"/>
    </style:style>
    <style:style style:name="T42" style:family="text">
      <style:text-properties fo:language="en" fo:country="US" officeooo:rsid="0032acd1" style:letter-kerning="false" style:font-name-asian="Calibri1" style:language-asian="en" style:country-asian="US" style:font-name-complex="DejaVu Sans" style:language-complex="ar" style:country-complex="SA"/>
    </style:style>
    <style:style style:name="T43" style:family="text">
      <style:text-properties fo:language="en" fo:country="US" officeooo:rsid="003725aa" style:letter-kerning="false" style:font-name-asian="Calibri1" style:language-asian="en" style:country-asian="US" style:font-name-complex="DejaVu Sans" style:language-complex="ar" style:country-complex="SA"/>
    </style:style>
    <style:style style:name="T44" style:family="text">
      <style:text-properties fo:language="en" fo:country="US" officeooo:rsid="003cee79" style:letter-kerning="false" style:font-name-asian="Calibri1" style:language-asian="en" style:country-asian="US" style:font-name-complex="DejaVu Sans" style:language-complex="ar" style:country-complex="SA"/>
    </style:style>
    <style:style style:name="T45" style:family="text">
      <style:text-properties fo:language="en" fo:country="US" officeooo:rsid="003f99db" style:letter-kerning="false" style:font-name-asian="Calibri1" style:language-asian="en" style:country-asian="US" style:font-name-complex="DejaVu Sans" style:language-complex="ar" style:country-complex="SA"/>
    </style:style>
    <style:style style:name="T46" style:family="text">
      <style:text-properties fo:language="en" fo:country="US" officeooo:rsid="00410fc4" style:letter-kerning="false" style:font-name-asian="Calibri1" style:language-asian="en" style:country-asian="US" style:font-name-complex="DejaVu Sans" style:language-complex="ar" style:country-complex="SA"/>
    </style:style>
    <style:style style:name="T47" style:family="text">
      <style:text-properties fo:language="en" fo:country="US" fo:font-weight="normal" style:letter-kerning="false" style:font-name-asian="Calibri1" style:language-asian="en" style:country-asian="US" style:font-weight-asian="normal" style:font-name-complex="DejaVu Sans" style:language-complex="ar" style:country-complex="SA" style:font-weight-complex="normal"/>
    </style:style>
    <style:style style:name="T48" style:family="text">
      <style:text-properties fo:language="en" fo:country="US" fo:font-weight="normal" officeooo:rsid="00241601" style:letter-kerning="false" style:font-name-asian="Calibri1" style:language-asian="en" style:country-asian="US" style:font-weight-asian="normal" style:font-name-complex="DejaVu Sans" style:language-complex="ar" style:country-complex="SA" style:font-weight-complex="normal"/>
    </style:style>
    <style:style style:name="T49" style:family="text">
      <style:text-properties fo:language="en" fo:country="US" fo:font-weight="normal" officeooo:rsid="00252cb4" style:letter-kerning="false" style:font-name-asian="Calibri1" style:language-asian="en" style:country-asian="US" style:font-weight-asian="normal" style:font-name-complex="DejaVu Sans" style:language-complex="ar" style:country-complex="SA" style:font-weight-complex="normal"/>
    </style:style>
    <style:style style:name="T50" style:family="text">
      <style:text-properties fo:language="en" fo:country="US" fo:font-weight="normal" officeooo:rsid="0026a2dc" style:letter-kerning="false" style:font-name-asian="Calibri1" style:language-asian="en" style:country-asian="US" style:font-weight-asian="normal" style:font-name-complex="DejaVu Sans" style:language-complex="ar" style:country-complex="SA" style:font-weight-complex="normal"/>
    </style:style>
    <style:style style:name="T51" style:family="text">
      <style:text-properties fo:language="en" fo:country="US" fo:font-weight="normal" officeooo:rsid="00285718" style:letter-kerning="false" style:font-name-asian="Calibri1" style:language-asian="en" style:country-asian="US" style:font-weight-asian="normal" style:font-name-complex="DejaVu Sans" style:language-complex="ar" style:country-complex="SA" style:font-weight-complex="normal"/>
    </style:style>
    <style:style style:name="T52" style:family="text">
      <style:text-properties fo:language="en" fo:country="US" fo:font-weight="normal" officeooo:rsid="002fa18b" style:letter-kerning="false" style:font-name-asian="Calibri1" style:language-asian="en" style:country-asian="US" style:font-weight-asian="normal" style:font-name-complex="DejaVu Sans" style:language-complex="ar" style:country-complex="SA" style:font-weight-complex="normal"/>
    </style:style>
    <style:style style:name="T53" style:family="text">
      <style:text-properties fo:language="en" fo:country="US" fo:font-weight="normal" officeooo:rsid="003115f1" style:letter-kerning="false" style:font-name-asian="Calibri1" style:language-asian="en" style:country-asian="US" style:font-weight-asian="normal" style:font-name-complex="DejaVu Sans" style:language-complex="ar" style:country-complex="SA" style:font-weight-complex="normal"/>
    </style:style>
    <style:style style:name="T54" style:family="text">
      <style:text-properties fo:language="en" fo:country="US" fo:font-weight="normal" officeooo:rsid="0031ff1d" style:letter-kerning="false" style:font-name-asian="Calibri1" style:language-asian="en" style:country-asian="US" style:font-weight-asian="normal" style:font-name-complex="DejaVu Sans" style:language-complex="ar" style:country-complex="SA" style:font-weight-complex="normal"/>
    </style:style>
    <style:style style:name="T55" style:family="text">
      <style:text-properties fo:language="en" fo:country="US" fo:font-weight="normal" officeooo:rsid="00344c83" style:letter-kerning="false" style:font-name-asian="Calibri1" style:language-asian="en" style:country-asian="US" style:font-weight-asian="normal" style:font-name-complex="DejaVu Sans" style:language-complex="ar" style:country-complex="SA" style:font-weight-complex="normal"/>
    </style:style>
    <style:style style:name="T56" style:family="text">
      <style:text-properties fo:language="en" fo:country="US" fo:font-weight="normal" officeooo:rsid="0037dac6" style:letter-kerning="false" style:font-name-asian="Calibri1" style:language-asian="en" style:country-asian="US" style:font-weight-asian="normal" style:font-name-complex="DejaVu Sans" style:language-complex="ar" style:country-complex="SA" style:font-weight-complex="normal"/>
    </style:style>
    <style:style style:name="T57" style:family="text">
      <style:text-properties fo:font-weight="normal" style:font-weight-asian="normal" style:font-weight-complex="normal"/>
    </style:style>
    <style:style style:name="T58" style:family="text">
      <style:text-properties fo:font-weight="normal" officeooo:rsid="001f6297" style:font-weight-asian="normal" style:font-weight-complex="normal"/>
    </style:style>
    <style:style style:name="T59" style:family="text">
      <style:text-properties fo:font-weight="normal" officeooo:rsid="002000b4" style:font-weight-asian="normal" style:font-weight-complex="normal"/>
    </style:style>
    <style:style style:name="T60" style:family="text">
      <style:text-properties fo:font-weight="normal" officeooo:rsid="00228fcc" style:font-weight-asian="normal" style:font-weight-complex="normal"/>
    </style:style>
    <style:style style:name="T61" style:family="text">
      <style:text-properties fo:font-weight="normal" officeooo:rsid="00241601" style:font-weight-asian="normal" style:font-weight-complex="normal"/>
    </style:style>
    <style:style style:name="T62" style:family="text">
      <style:text-properties fo:font-weight="normal" officeooo:rsid="002fa18b" style:font-weight-asian="normal" style:font-weight-complex="normal"/>
    </style:style>
    <style:style style:name="T63" style:family="text">
      <style:text-properties officeooo:rsid="002000b4" style:font-weight-complex="bold"/>
    </style:style>
    <style:style style:name="T64" style:family="text">
      <style:text-properties fo:font-size="12pt"/>
    </style:style>
    <style:style style:name="T65" style:family="text">
      <style:text-properties fo:font-size="12pt" officeooo:rsid="00722b77"/>
    </style:style>
    <style:style style:name="T66" style:family="text">
      <style:text-properties fo:font-size="12pt" officeooo:rsid="0073f4c6"/>
    </style:style>
    <style:style style:name="T67" style:family="text">
      <style:text-properties fo:font-size="12pt" officeooo:rsid="008e58f1"/>
    </style:style>
    <style:style style:name="T68" style:family="text">
      <style:text-properties officeooo:rsid="0044e4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Ethnography</text:p>
      <text:p text:style-name="P5">The <text:span text:style-name="T39">earliest </text:span><text:span text:style-name="T40">Huroman</text:span> astar; 55,000 – <text:span text:style-name="T39">41,000</text:span> BBT</text:p>
      <text:p text:style-name="P5"/>
      <text:p text:style-name="P27"><text:span text:style-name="T43">H</text:span><text:span text:style-name="T41">uroman summary:</text:span></text:p>
      <text:p text:style-name="P37">-Primitive coastal cities connected by maritime and inland trade routes</text:p>
      <text:p text:style-name="P37">-Distributed, polytheistic and ancestor-worship religious practices. Focus on nature and social gods</text:p>
      <text:p text:style-name="P37">-Oligarchic theocracy</text:p>
      <text:p text:style-name="P37">-Peaceful foreign relations</text:p>
      <text:p text:style-name="P5"/>
      <text:p text:style-name="P27"><text:span text:style-name="T43">T</text:span><text:span text:style-name="T41">he Nlashikir brought the following to Huroma:</text:span></text:p>
      <text:p text:style-name="P37">-new, advanced ship designs</text:p>
      <text:p text:style-name="P37">-progressive trading ideals and strategies, including the concept of currency</text:p>
      <text:p text:style-name="P37">-knowledge of long astronomical processes</text:p>
      <text:p text:style-name="P37">-central focus of games</text:p>
      <text:p text:style-name="P37">-widespread slavery</text:p>
      <text:p text:style-name="P5"/>
      <text:p text:style-name="P40"><text:span text:style-name="T11">Huroma is shaped like an arrowhead pointing towards the south pole of the world. The arrowhead of the subcontinent has three faces: the Nos Mori coast on the southeast, the southwest facing Austera, and the north towards the equator. The northern coast sits on the 20</text:span><text:span text:style-name="T17">th</text:span><text:span text:style-name="T11"> parallel south, giving it a warm subtropical climate. In this era, the obliquity was high enough to grow a thick tropical jungle in the northern river valleys (</text:span><text:span text:style-name="T4">Af</text:span><text:span text:style-name="T11">), though this quickly dried to seasonal monsoon floodplains that stretched hundreds of miles inland (</text:span><text:span text:style-name="T4">Am</text:span><text:span text:style-name="T11">) before transforming into ragged savanna (</text:span><text:span text:style-name="T4">Bsh</text:span><text:span text:style-name="T11">). The arrow’s point is followed by young sharp mountain ranges walling in a deep, hot central desert (</text:span><text:span text:style-name="T4">BWh</text:span><text:span text:style-name="T11">).</text:span></text:p>
      <text:p text:style-name="P21"><text:span text:style-name="T58"><text:tab/>The southeastern coast is fed by the Nos Mori. In this era, subtropical forests and mangroves cover the northern half of this coastline, fed by the far-reaching monsoons and the </text:span><text:span text:style-name="T59">sea-borne southern winds. The southernmost half of this coastline is dry in the summers, with scraggly tough golden grass and warm coasts. Cool winter rains blow from the south and the west here (</text:span><text:span text:style-name="T63">Csa</text:span><text:span text:style-name="T59">). The southern tip of Huroma is temperate, though the seasonal fluctuations bring heavy battering storms from the west. The land here is almost entirely forested (</text:span><text:span text:style-name="T63">Cfb</text:span><text:span text:style-name="T59">). The western coast of Huroma is much like the southeast, with dry summers and august rains (</text:span><text:span text:style-name="T63">Csa</text:span><text:span text:style-name="T59">).</text:span></text:p>
      <text:p text:style-name="P5"/>
      <text:p text:style-name="P42"><text:span text:style-name="T64">Huroma sits north of Eyasol in the high pressure region of the horse latitudes. Here, much like mainland Austera, the descending equatorial and westerly winds are calm and dry. This heat is trapped throughout the year by the arrowhead-shaped mountains pointing along the southwest corner of the island, which pulls in summer monsoons from the north to precipitate on the northeast coast. </text:span><text:span text:style-name="T66">The monsoon winds blow southward between the gap of Huroma and Nomenes, reversing the ocean current that flows northward in the winter. This monsoon-driven current butts against the weak westerly-driven current coming from the southwest, cutting Nos Mori off from the Austera gyre. </text:span><text:span text:style-name="T67">The gap between Huroma and Nomenes is thin, however, and this monsoon wind is relatively weak, making the Nos Mori calmest in the summers.</text:span></text:p>
      <text:p text:style-name="P7"><text:span text:style-name="T65"><text:tab/>The significant body of water between Huroma and the equator dampens the effects of the monsoon season, though the rains are still sufficient to give life to the </text:span><text:soft-page-break/><text:span text:style-name="T65">normally dry subcontinent.</text:span><text:span text:style-name="T64"> </text:span><text:span text:style-name="T65">In Huroma’s dry season, the winter currents flow strongly around the island, making it the eye of the Austera-Nos Mori ocean gyre.</text:span></text:p>
      <text:p text:style-name="P5"/>
      <text:p text:style-name="P19">Food:</text:p>
      <text:p text:style-name="P45"><text:span text:style-name="T31">C</text:span><text:span text:style-name="T25">rabs, </text:span><text:span text:style-name="T26">whales,</text:span><text:span text:style-name="T25"> fish on the coasts. </text:span><text:span text:style-name="T27">Eohippus in the southern forests. </text:span><text:span text:style-name="T25">Olives, grapes, </text:span><text:span text:style-name="T28">wh</text:span><text:span text:style-name="T29">e</text:span><text:span text:style-name="T28">at, </text:span><text:span text:style-name="T25">and salt in the Mediterranean climates. Sugarcane in the northern valleys. </text:span><text:span text:style-name="T32">Western chals</text:span><text:span text:style-name="T25"> in the savanna, floodplains, and </text:span><text:span text:style-name="T32">forests</text:span><text:span text:style-name="T25">.</text:span></text:p>
      <text:p text:style-name="P25">Amber and jade in the southern forests. Cocoa in the north. Pearls from clams on the coast.</text:p>
      <text:p text:style-name="P25"/>
      <text:p text:style-name="P25">Civilization:</text:p>
      <text:p text:style-name="P25"/>
      <text:p text:style-name="P22"><text:span text:style-name="T57">The first astar reached Huroma early, before the rising oceans severed its connection to Nomenes. These first astar were tribal, </text:span><text:span text:style-name="T60">spreading throughout the eastern lands in bands and creating small settlements run by a council of elders and shaman. The Huromans were completely attached to the land. Huroma was beautiful and lush, though its shadows hid secrets and its heart was dry and hot. </text:span><text:span text:style-name="T61">These people did not work metal, for they believed that forging and unnatural flames were evil. </text:span><text:span text:style-name="T62">They build around the land—not into it, and they rarely left permanent marks on the landscape. </text:span><text:span text:style-name="T48">Cattle were central to their society, making appearances in their earliest legends. </text:span><text:span text:style-name="T49">The first</text:span><text:span text:style-name="T48"> Huroman deities bore the heads of cows or bulls. Cattle were sacrificed and shared in community ritual meals. </text:span><text:span text:style-name="T49">Astronomy was also important to the Huromans. Their shamans interpreted the stars and moon in their divinations and oracles. </text:span><text:span text:style-name="T50">In general, the </text:span><text:span text:style-name="T51">early </text:span><text:span text:style-name="T50">Huromans were peaceful and egalitarian.</text:span></text:p>
      <text:p text:style-name="P29"/>
      <text:p text:style-name="P23"><text:span text:style-name="T49">A</text:span><text:span text:style-name="T47">s the sedentary tribes grew and more became founded, the Huromans domesticated animals and engaged in small scale agriculture. Cold-working of copper became more common, though it was a difficult process. Their houses turned from wooden huts to wattle-and-daub clay homes. </text:span><text:span text:style-name="T52">These homes were, at first, protected by ancestor spirits. Then, the towns took on a preferred patron spirit—</text:span><text:span text:style-name="T53">though there were early disagreements as to which of the spirits had what powers over different villagers. From its beginnings, Huroman religion was distributed. As towns grew, there were various levels of unified desire: all people wished for a bountiful harvest, for fat animals, or for health and fertility. Some within a town, though, might wish for specific things: honor for their child, status for their family, vengeance against a rival, peace between two groups—or even war between two groups. </text:span><text:span text:style-name="T52">As towns grew, the spiritual architecture evolved </text:span><text:span text:style-name="T53">around these levels of desire</text:span><text:span text:style-name="T52">: </text:span><text:span text:style-name="T53">at the topmost level, </text:span><text:span text:style-name="T52">shamans came together in the egalitarian spirit of early Huromans and formed oligarchical theocratic groups: the Dzer. The Dzer would act as the medium between the spirits of the city and the people, </text:span><text:span text:style-name="T53">communicating the common desires of the entire city. The Dzer worked rituals around the weather, the atronomical cycles, and health and prosperity. </text:span><text:span text:style-name="T56">Central to the Huromans were the deities of wind and trade. </text:span><text:span text:style-name="T53">The Dzer often lived within a central temple and were supported by all the people of the city. Beneath the Dzer were a number of small religious officials who were not centralized to the largest temple</text:span><text:span text:style-name="T52">. </text:span><text:span text:style-name="T53">These religious officials would carry out the rituals and rites worrying the day-to-day lives of groups. </text:span><text:span text:style-name="T54">The wealthy and respected of a city might seek out a specific one of these officials—called a Praji Dzer—while the warriors, br</text:span><text:span text:style-name="T55">i</text:span><text:span text:style-name="T54">ckmakers, metal-shapers, farmers, or pastors might seek others. Beneath the Praji Dzer were the Sa Dzer, who carried out the rituals within a family—thus, each family had a Sa Dzer, often the family matron. </text:span></text:p>
      <text:p text:style-name="P33"/>
      <text:p text:style-name="P24"><text:span text:style-name="T54">H</text:span><text:span text:style-name="T47">uroman myths included:</text:span></text:p>
      <text:p text:style-name="P34"><text:soft-page-break/>-A creation story involving the death of a creator god, the destruction of the world in fire, and the journey of the first peoples from the afterlife to the mortal world.</text:p>
      <text:p text:style-name="P34"/>
      <text:p text:style-name="P34">-A story of a great flood over all the land.</text:p>
      <text:p text:style-name="P31"/>
      <text:p text:style-name="P23"><text:span text:style-name="T47">A culture of trade and travel connected the Huroman settlements—some nomadic bands remained as many of the Huromans settled, finding a niche as traveling traders long before the days of abundant mercantilism. These traveling bands of traders bartered along their paths around the coasts of the island subcontinent. They used wheeled carts pulled by oxen, giraffe, or dinosaurs. </text:span><text:span text:style-name="T54">These traders brought with them information from the various cities of Huroma. Thus, faster than anywhere else, polytheism spread over the robust distributed religious system.</text:span></text:p>
      <text:p text:style-name="P30"/>
      <text:p text:style-name="P28"><text:span text:style-name="T44">As Usvajra grew and became more connected across the Nos Mori, the settlements of eastern Huroma were growing as well.</text:span><text:span text:style-name="T41"> </text:span><text:span text:style-name="T42">The traders of the subcontinent began to </text:span><text:span text:style-name="T44">circum-spread the Huroman people along the coasts of the subcontinent. Settlements grew on the far western coast, the southern forests, and the northern monsoon lands. </text:span><text:span text:style-name="T42">These early Huroman traders </text:span><text:span text:style-name="T44">even eventually reached Okos and other Usvajran cities, and </text:span><text:span text:style-name="T42">were a major source of information travel through this early period of Nomenes’ history.</text:span></text:p>
      <text:p text:style-name="P44"/>
      <text:p text:style-name="P28"><text:span text:style-name="T42">Eventually, a new stratification appeared, first in Hradabar </text:span><text:span text:style-name="T45">with </text:span><text:span text:style-name="T46">Aysupatvan and </text:span><text:span text:style-name="T45">Ibowolabara: the monarch. Some early kings and queens, separate from the religious Dzer councils, exercised control over towns and cities.</text:span></text:p>
      <text:p text:style-name="P32"/>
      <text:p text:style-name="P26"><text:span text:style-name="T42">I</text:span><text:span text:style-name="T41">n the later millennia of the early Huroman culture, an event unlike any other occurred: the landing of the Nlashikir. </text:span><text:span text:style-name="T43">The earliest interactions were those of distrust and violence, though in time the groups found their niches. Some tribes of Nlashikir hunted and warred in the northern forest coasts, others roamed and acted as traders and vagrants through the central desert and coastal cities. The Huroman slave trade grew slowly, influenced by the Orun tradition of thralldom. So too did the Nlashikir love of competition and games spread among the Huromans. The wild and young culture of Huroma was matured by the coming of the Nlashikir.</text:span></text:p>
      <text:p text:style-name="P35"/>
      <text:p text:style-name="P36"/>
      <text:p text:style-name="P5"/>
      <text:p text:style-name="P6"><text:bookmark-start text:name="1"/>Questions of Place.<text:bookmark-end text:name="1"/></text:p>
      <text:p text:style-name="P8">Geography</text:p>
      <text:p text:style-name="P39"><text:span text:style-name="T3">Describe the geography of where your society calls home.<text:line-break/></text:span><text:span text:style-name="T5"><text:line-break/></text:span></text:p>
      <text:p text:style-name="P3"><text:span text:style-name="T3">Describe the climate your society deals with. How severe are their seasons?<text:line-break/>What kinds of natural di</text:span><text:bookmark text:name="_GoBack"/><text:span text:style-name="T3">sasters has this society gotten used to?<text:line-break/></text:span><text:span text:style-name="T12">The mountains of Huroma are volcanic, especially those on the Nos Mori sea.</text:span></text:p>
      <text:p text:style-name="P8"/>
      <text:p text:style-name="P8">What is this place's most abundant resource?<text:line-break/></text:p>
      <text:p text:style-name="P4"/>
      <text:p text:style-name="P8">What is its most valuable resource?<text:line-break/>What resource is it most lacking?</text:p>
      <text:p text:style-name="P8"><text:soft-page-break/></text:p>
      <text:p text:style-name="P8">Food</text:p>
      <text:p text:style-name="P3"><text:span text:style-name="T3">What are the most commonly grown foods and most commonly eaten meats?<text:line-break/></text:span><text:span text:style-name="T5">The cold weather and frequent storms made farming difficult for the early astar, but the forested regions sheltered small root crops like beets, carrots, and turnips well.</text:span></text:p>
      <text:p text:style-name="P12">The rivers and coasts provided significant food sources: fish, crabs, seals, and sharks.</text:p>
      <text:p text:style-name="P12">The highland tribes hunted the climbing ridge sheep, foxes, and hares.</text:p>
      <text:p text:style-name="P8"/>
      <text:p text:style-name="P3"><text:span text:style-name="T3">What foods are considered exotic or expensive?<text:line-break/></text:span><text:span text:style-name="T5">Larger animals were dangerous trophy meals. The area was home to many giants: mastodons, antlered qilins, arctic ghwers, wulluweid birds, sabrecats, dire bears, toothed whales and leviathans, etc. These creatures killed entire hunting parties, but bringing back one as prey could support a tribe for many days.</text:span></text:p>
      <text:p text:style-name="P8"/>
      <text:p text:style-name="P8">What forms of alcohol are common?</text:p>
      <text:p text:style-name="P12">A distilled beet alcohol was common, though each tribe or family had different variations on the drink. The words for “root” and “vigor” were very close in the astar tongue, both connected to the alcohol’s name “wrgja”. </text:p>
      <text:p text:style-name="P3"><text:span text:style-name="T3"><text:line-break/>Is there usually enough food and water for the population?<text:line-break/></text:span><text:span text:style-name="T5">Food is a constant struggle for many astar. Hunting to provide for the tribe is a constant worry, and though farming can bring a more consistent substance, the reliability of the crops is questionable in the frozen climate.</text:span></text:p>
      <text:p text:style-name="P8"/>
      <text:p text:style-name="P8">Civilization</text:p>
      <text:p text:style-name="P3"><text:span text:style-name="T3">What are the borders of society like?<text:line-break/></text:span><text:span text:style-name="T5">The tribes of the astar are extremely spread out, with wide swathes of wilderness between them. There are no true borders of these tribes.</text:span></text:p>
      <text:p text:style-name="P8"/>
      <text:p text:style-name="P3"><text:span text:style-name="T3">How many people live here?<text:line-break/></text:span><text:span text:style-name="T5">By 55,000 BBT there are around 315,000 astar.</text:span></text:p>
      <text:p text:style-name="P8"/>
      <text:p text:style-name="P8">Where do they congregate?</text:p>
      <text:p text:style-name="P3"><text:span text:style-name="T3">What part of this place do they avoid? Why?<text:line-break/></text:span><text:span text:style-name="T5">The far north is avoided, as the fey-folk roam there, and it quickly becomes too frigid to survive.</text:span></text:p>
      <text:p text:style-name="P8"/>
      <text:p text:style-name="P8">How do people feel about local landscapes being altered or used for a purpose other than what is traditional?</text:p>
      <text:p text:style-name="P8"/>
      <text:p text:style-name="P8">Plants and Animals</text:p>
      <text:p text:style-name="P3"><text:span text:style-name="T3">What are the most common domesticated animals here? And what are they domesticated for?<text:line-break/></text:span><text:span text:style-name="T5">Deer and sheep. They are domesticated for food and transportation.</text:span></text:p>
      <text:p text:style-name="P8"/>
      <text:p text:style-name="P3"><text:span text:style-name="T3">What are the most common wild animals? How are wild animals treated?<text:line-break/></text:span><text:span text:style-name="T5">Wolves, bears, deer, sheep, boars, many fantastical highlands creates. Animals are treated according to their usefulness. Most creatures are used to their entirety, harvested for all they are </text:span><text:soft-page-break/><text:span text:style-name="T5">worth because of their importance in the survival of the Astar. This importance leads them to be respected, feared, and the inspiration for many stories.</text:span></text:p>
      <text:p text:style-name="P8"/>
      <text:p text:style-name="P3"><text:span text:style-name="T3">Which animals are likely to be pets?<text:line-break/></text:span><text:span text:style-name="T5">Deer, wolves.</text:span></text:p>
      <text:p text:style-name="P8"/>
      <text:p text:style-name="P3"><text:span text:style-name="T3">What are the most common wild plants here? What are they used for?<text:line-break/></text:span><text:span text:style-name="T6">The silver flowering plant, known to the astar as an argentum plant, is a common, tall flower with thick dark leaves found primarily around lakes or rivers. It blooms once a year for only a few weeks, but during this time it is harvested readily. It has large, spoon-shaped leaves with small silver and red flowers. Argentums tend to grow in large patches, and are used in many dyes and ritual mixtures. The argentum has a thick stem to protect it from the cold, and it relies on the heavy winds to spread its seeds. Once pollinated, argentums grow large, edible nuts.</text:span></text:p>
      <text:p text:style-name="P8"/>
      <text:p text:style-name="P6"><text:bookmark-start text:name="14"/>Questions of Technology.<text:bookmark-end text:name="14"/></text:p>
      <text:p text:style-name="P8">Describe the technological level of the society.</text:p>
      <text:p text:style-name="P1">Surface mining 219760</text:p>
      <text:p text:style-name="P2">Non-sailing boats 206440</text:p>
      <text:p text:style-name="P2">Shaft mining 197440</text:p>
      <text:p text:style-name="P2">Pottery 108640</text:p>
      <text:p text:style-name="P2">Neolithic period 73000</text:p>
      <text:p text:style-name="P2">Settlement size: 100 73000</text:p>
      <text:p text:style-name="P2">Agriculture 73000</text:p>
      <text:p text:style-name="P2">Animal Husbandry 73000</text:p>
      <text:p text:style-name="P2">Archery 73000</text:p>
      <text:p text:style-name="P2">Timekeeping 73000</text:p>
      <text:p text:style-name="P2">Granaries appear 70840</text:p>
      <text:p text:style-name="P2">Non-burial spiritual architecture 68560</text:p>
      <text:p text:style-name="P2">Proto-writing 59680</text:p>
      <text:p text:style-name="P2">Settlement size: 800 59680</text:p>
      <text:p text:style-name="P2">Settlement size: 4000 55240</text:p>
      <text:p text:style-name="P8"/>
      <text:p text:style-name="P8">What devices and technologies are commonly available for people? What devices are rare?</text:p>
      <text:p text:style-name="P12">The astar do not work metal except for small silver artifacts for jewelry or decoration. Tools are natural: stone, bone, ice, or wood. These types of tools are extremely common and easily made.</text:p>
      <text:p text:style-name="P8"/>
      <text:p text:style-name="P8">What are the common weapons like? Do they use weapons?</text:p>
      <text:p text:style-name="P12">Spears, axes, knives, bows, and arrows are commonly used for warfare, hunting, and rituals. </text:p>
      <text:p text:style-name="P8"/>
      <text:p text:style-name="P8">Are philosophy and science unified, or do they exist as separate and independent disciplines?</text:p>
      <text:p text:style-name="P12">There is no real concept of either philosophy or science.</text:p>
      <text:p text:style-name="P4"/>
      <text:p text:style-name="P8">How is technology treated by the society? Is it appreciated? If so, how?</text:p>
      <text:p text:style-name="P12">Technology is embraced, though its advancement is not actively sought. As with all things, tools have collective spirits which are honored and respected through rituals.</text:p>
      <text:p text:style-name="P8"><text:soft-page-break/><text:line-break/>Architecture<text:line-break/>What major architectural styles are present? How does this vary over time and between places in the region?</text:p>
      <text:p text:style-name="P12">Open-air tribes typically had huts and tents of hides supported by wood, bone, or ice blocks. They are simple and primitive. Canopies often stretch between huts in small villages, and ice blocks are mortared together with mud.</text:p>
      <text:p text:style-name="P12">Tribes inset within cliffs, caves, or glaciers tend not to have free-standing homes, but instead homes naturally carved by weather or carved by the astar using various tools. These tribes sometimes had intricate tunnel systems connecting homes and different caverns.</text:p>
      <text:p text:style-name="P8"><text:line-break/>What are houses like inside and out?</text:p>
      <text:p text:style-name="P12">Within a typical fur hut, one might find a large open space centered around a fire pit. Skins would be laid out over the floor, and the tent might be supported by the ribs of large beasts (in the case of important tribes people) or wooden stakes. The tents tend to be low set, with their base dug into the ground. The low tents would allow the harsh winds to blow over them without tearing the tent from the ground.</text:p>
      <text:p text:style-name="P12">Cave homes were typically larger, with open spaces carved out by water or tools. Furs cover the floors, and if a fire is present the smoke would be carried out by a slanting fur “chimney”. </text:p>
      <text:p text:style-name="P8"><text:line-break/>What are palaces and castles like?</text:p>
      <text:p text:style-name="P12">Though they are not palaces, the shamans and wealthy within the tribes had larger huts and individual cave homes. They typically owned more skins and trophy bones given to them as offerings.</text:p>
      <text:p text:style-name="P8"><text:line-break/>How tall is the tallest building? How big is the biggest building?</text:p>
      <text:p text:style-name="P12">The largest building constructed by the astar was the spirit temple, the Tem Keml of the Saxum-Sekami mountain tribe. The temple featured a circular plaza of ice blocks surrounded by a raised ice and stone wall. Within the plaza stood concentric circles of giant pillars of ice decorated with the bones of mighty beasts. At the center was a massive column, constructed using a mold to freeze water layer by layer. The column rose into the air above the temple and was inset with a tusk ladder to climb to the top. Flax ropes at the top would allow sacrifices to be raised onto the column.</text:p>
      <text:p text:style-name="P13">Nixia expanded the Tem Keml temple and the column at its center, raising the nearest concentric circle to the column around it into a great tower known as the Astalena.</text:p>
      <text:p text:style-name="P8"><text:line-break/>What materials are used in typical construction? Do any materials have to be imported?</text:p>
      <text:p text:style-name="P12">The most common materials are hide, bone, dirt, ice, snow, and wood.</text:p>
      <text:p text:style-name="P8"><text:line-break/>How are buildings constructed? Are there machines or is work done by hand?</text:p>
      <text:p text:style-name="P12">Buildings are entirely constructed by hand.</text:p>
      <text:p text:style-name="P8"><text:line-break/>What are some famous landmarks in the region? Why are they famous? Are they famous internationally?</text:p>
      <text:p text:style-name="P8"/>
      <text:p text:style-name="P6"><text:bookmark-start text:name="2"/>Questions of Time.<text:bookmark-end text:name="2"/></text:p>
      <text:p text:style-name="P8"><text:soft-page-break/>History</text:p>
      <text:p text:style-name="P8">How was this society founded? Who founded it and under what circumstances?</text:p>
      <text:p text:style-name="P12">The first astar tribes were led south to the region by Leilom after the astar awoke in the wastes of Amarth after the shattering of Perakor.</text:p>
      <text:p text:style-name="P8"/>
      <text:p text:style-name="P8">What were the chief powers in the time when this society was founded?</text:p>
      <text:p text:style-name="P3"><text:span text:style-name="T3">How far back does this society’s written history go?<text:line-break/></text:span><text:span text:style-name="T5">There is no written history left by these astar, but Leilom was given the Vahalis. The stories of the Vahalis worked to shape the astar view of the world and of themselves.</text:span></text:p>
      <text:p text:style-name="P8"/>
      <text:p text:style-name="P8">What is the worst disaster they believe they've faced?<text:line-break/>What was the best thing that ever happened to them?</text:p>
      <text:p text:style-name="P8"/>
      <text:p text:style-name="P3"><text:span text:style-name="T3">What in their past makes them feel ashamed?<text:line-break/></text:span><text:span text:style-name="T5">The subtle knowledge of the people that came before them, the Waith. The astar were given the song of the Waith, and that song is the greatest mystery of their peoples.</text:span></text:p>
      <text:p text:style-name="P8"/>
      <text:p text:style-name="P3"><text:span text:style-name="T3">What in their past makes them proud?<text:line-break/>What are they afraid of happening again?<text:line-break/></text:span><text:span text:style-name="T5">The fall of their people, as the Waith fell before them.</text:span></text:p>
      <text:p text:style-name="P8"/>
      <text:p text:style-name="P3"><text:span text:style-name="T3">What are they hoping will happen? Do they think it likely?<text:line-break/>How strongly are people attached or connected to their heritage?<text:line-break/></text:span><text:span text:style-name="T5">The Astar are an ambiguous people, strongly without individualism. They do not care about family lines or genealogy, but instead they care for a collective ancestry. This ancestry is extremely important, and the idea of heritage is heavily connected to their identity.</text:span></text:p>
      <text:p text:style-name="P8"/>
      <text:p text:style-name="P8">What do they assume the future will hold?<text:line-break/>What are the most popular stories about the past?</text:p>
      <text:p text:style-name="P12">Each tribe tells stories of the great deeds of their ancestors. They tell stories of the migration south, and of the Vahalis.</text:p>
      <text:p text:style-name="P9"><text:line-break/>Who in the past is the greatest hero? The worst villain?</text:p>
      <text:p text:style-name="P14">Throughout all stories one name (or variations of that name) was common: Vash Bash, the most devious villain of the Vahalis.</text:p>
      <text:p text:style-name="P9"><text:line-break/>Do people think the present better or worse than the past?<text:line-break/>Do people believe the future will be better or worse than the present or past?<text:line-break/></text:p>
      <text:p text:style-name="P6"><text:bookmark-start text:name="3"/>Questions of Race and Ethnicity.<text:bookmark-end text:name="3"/></text:p>
      <text:p text:style-name="P8">What are the chief races in the region?</text:p>
      <text:p text:style-name="P41"><text:span text:style-name="T23">Astar culture is held uniquely by the astar peoples. There are some fey in the region, but few. </text:span><text:span text:style-name="T24">The most prominent are the nomadic / </text:span><text:span text:style-name="T30">band-organized</text:span><text:span text:style-name="T24"> fey giants that live in the frozen north.</text:span></text:p>
      <text:p text:style-name="P8"/>
      <text:p text:style-name="P8">What are the chief ethnic groups of each race in the region? How are they distributed in place?<text:line-break/>How do they differ by language, appearance or ancestry?</text:p>
      <text:p text:style-name="P8"><text:soft-page-break/>What jobs do the chief ethnicities primarily occupy? Are any groups denied work because of racial or ethnic heritage?<text:line-break/>What are typical attitudes of the native (or majority) ethnos to immigrants and other ethnicities?<text:line-break/>How has any variety of ethnicity in the region changed the society’s culture?<text:line-break/></text:p>
      <text:p text:style-name="P6"><text:bookmark-start text:name="4"/>Questions of Family.<text:bookmark-end text:name="4"/></text:p>
      <text:p text:style-name="P8">Marriage</text:p>
      <text:p text:style-name="P8">How is a marriage defined? How is a marriage contracted?</text:p>
      <text:p text:style-name="P12">The astar do not have anything like the modern idea of “marriage”. Mates are taken fluidly, without any long-term obligation.</text:p>
      <text:p text:style-name="P8"><text:line-break/>Who decides on a marriage?</text:p>
      <text:p text:style-name="P12">Mates are chosen by the females—and typically they entice some form of competition between suitors if there are multiple. </text:p>
      <text:p text:style-name="P8"/>
      <text:p text:style-name="P8">What is the term of a marriage contract?<text:line-break/>How are marriages celebrated?</text:p>
      <text:p text:style-name="P12">Mating, because it is so often and regular, is typically not celebrated in itself. The birth of children and rites of passage are much more celebrated.</text:p>
      <text:p text:style-name="P8"><text:line-break/>What is considered too great a difference in age for a couple?</text:p>
      <text:p text:style-name="P12">There is no age restrictions. Women of any age can choose mates of any age.</text:p>
      <text:p text:style-name="P3"><text:span text:style-name="T3"><text:line-break/>Do relationships allow multiple partners?<text:line-break/></text:span><text:span text:style-name="T5">Yes. At some points, if a woman cannot decide on a single mate, she may choose multiple.</text:span></text:p>
      <text:p text:style-name="P8"/>
      <text:p text:style-name="P8">How can a marriage be terminated?</text:p>
      <text:p text:style-name="P8">Who usually takes custody of children if a marriage ends for some reason?<text:line-break/>Does this society connect the ideas of marriage with love?</text:p>
      <text:p text:style-name="P12">While the women typically nurture the children, there is an equal burden on the child’s father.</text:p>
      <text:p text:style-name="P8"/>
      <text:p text:style-name="P8">Family</text:p>
      <text:p text:style-name="P8">How are families named?</text:p>
      <text:p text:style-name="P12">Families are not named in astar society.</text:p>
      <text:p text:style-name="P8"><text:line-break/>How big are families, typically?</text:p>
      <text:p text:style-name="P12">Women, on average, raise sixteen children during their lifetimes. Children are typically self-sufficient by age sixteen, but they can live within the household much longer.</text:p>
      <text:p text:style-name="P8"/>
      <text:p text:style-name="P8">What constitutes a household? How many people live in one household? How many generations?</text:p>
      <text:p text:style-name="P12">A household can have anywhere from one to four families within it, depending on the size of the family and the household. Free-standing houses, such as tents, typically have fewer families than cave dwellings. Up to five or six generations can live in a house if the elders survive longer than average. Tent-dwellings can hold up to twenty people, but single cave-house complexes can have over fifty.</text:p>
      <text:p text:style-name="P8"><text:soft-page-break/><text:line-break/>How are boy and girl children treated differently?</text:p>
      <text:p text:style-name="P12">Girls, in general, are treated with more deference.</text:p>
      <text:p text:style-name="P3"><text:span text:style-name="T3"><text:line-break/>What happens to orphans?<text:line-break/></text:span><text:span text:style-name="T5">Children are often cared for by the mothers—but not always. In the case that a child is not claimed, any other willing mother will take the child as their own. The responsibility of all is taken by all.</text:span></text:p>
      <text:p text:style-name="P8"/>
      <text:p text:style-name="P6"><text:bookmark-start text:name="5"/>Questions of Customs and Social Life.<text:bookmark-end text:name="5"/></text:p>
      <text:p text:style-name="P3"><text:span text:style-name="T3">What colors are associated with power? With virtue? With death?<text:line-break/></text:span><text:span text:style-name="T5">Power, fear, life: Red or orange, as the fires of the Usada in the sky and the paint drawn from beet juice.</text:span></text:p>
      <text:p text:style-name="P12">Virtue: The color of one’s eyes is the color of one’s virtue</text:p>
      <text:p text:style-name="P12">Death: Black, as the dark of the sky and the night and the fur of the most ferocious animals.</text:p>
      <text:p text:style-name="P8"/>
      <text:p text:style-name="P8">When and how does someone go from child to adult?</text:p>
      <text:p text:style-name="P4">Astaiva society celebrates two transitions—that from child to adult, and from adult to elder. As a child reaches physical maturity, they must prove themselves as a contributing member of the astar spirit. Around this time, the child is becoming adept at a given trade, and the coming of age ritual is often the production or carrying out of a difficult task within that trade, such as the carving of an ornate tool, the harvest of a large field, the slaying of a fierce enemy, or a shamanistic oracle.</text:p>
      <text:p text:style-name="P4"/>
      <text:p text:style-name="P20">In the particular case of children raised to be warriors, the coming-of-age transition necessitates the child, either boy or girl, join a roving war band or raiding party. These bands live outside of Astaiva tribes, hunting in the forests and raiding other tribes for food and status. Members of these war parties will often completely cover themselves in animal skins, draping the skulls or face-skins over their own face and painting it with symbols relevant to their tribes.</text:p>
      <text:p text:style-name="P8"/>
      <text:p text:style-name="P3"><text:span text:style-name="T3">If two people get into a fight, how is this supposed to be resolved?<text:line-break/></text:span><text:span text:style-name="T5">Disputes are resolved with battles of trade. Each Asta will work to impress the shaman and elders of their community by creating something of worth to the tribe. The worthiest is judged by the shaman and elders.</text:span></text:p>
      <text:p text:style-name="P8"/>
      <text:p text:style-name="P8">Who inherits property? Titles? Position?</text:p>
      <text:p text:style-name="P12">Most positions are passed to the worthiest, as deemed by a consensus of the shaman and a group of elders. Property is passed down within a household.</text:p>
      <text:p text:style-name="P3"><text:span text:style-name="T3"><text:line-break/>What are the most popular games? How important are they?<text:line-break/></text:span><text:span text:style-name="T5">Spunand Zaruri is a game of bones that is of spiritual importance to the Astar in consulting their ancestors.</text:span></text:p>
      <text:p text:style-name="P8"/>
      <text:p text:style-name="P3"><text:span text:style-name="T3">How much free time do people usually get? What do they spend this time doing?<text:line-break/>How independent or codependent are individuals?<text:line-break/></text:span><text:span text:style-name="T5">Each astar is believed to be watched over by the spirit of their people, and each astar has their </text:span><text:soft-page-break/><text:span text:style-name="T5">common place among that spirit. They are an extremely codependent society. In astar communes, each member of the family and the community plays a role to help all others.</text:span></text:p>
      <text:p text:style-name="P8"/>
      <text:p text:style-name="P8">Social Division</text:p>
      <text:p text:style-name="P8">Is society segregated?<text:line-break/>What social classes or divisions exist in this society?</text:p>
      <text:p text:style-name="P12">Classicism within astar society is subtle. The shamans and their acolytes are certainly more respected than any others, and they tend to be the wealthiest. Those with easiest access to food and those with the most well-supported households are typically after the shaman class. Those that contribute more to the tribe are given greater recognition within religious rituals.</text:p>
      <text:p text:style-name="P3"><text:span text:style-name="T3"><text:line-break/>If so, can people move from one class to another?<text:line-break/>Is there any discrimination against minority groups (racial, ethnic, religious) in this society?<text:line-break/>What are the typical roles of women and men? What are the expectations of children?<text:line-break/></text:span><text:span text:style-name="T5">Women play a dominant role in astar society. They hold the religious positions and other major positions of power. When a woman is with child, if she works a laborious job, the father or another Asta takes the position until the child is born. Children learn a trade from a young age and are given that trade depending on the need of the tribe at the time. </text:span></text:p>
      <text:p text:style-name="P3"><text:span text:style-name="T3"><text:line-break/>Food<text:line-break/>Describe how daily food is obtained.<text:line-break/></text:span><text:span text:style-name="T5">Most villages or families have among them many hunters or farmers. Small fields are cultured and harvested throughout the year, and the food is stored within granary buildings and shared among the tribe. The meat from hunted animals is shared among the tribe as well. All food can be stored within ice-houses for long periods of time.</text:span></text:p>
      <text:p text:style-name="P8"/>
      <text:p text:style-name="P3"><text:span text:style-name="T3">What type of foods are most popular? What are typical dishes and specialties of the region?<text:line-break/></text:span><text:span text:style-name="T5">Dried or smoked meats spiced with natural herbs, unleavened bread, roots, fish and veal soups and stews, and marrow stews are common meals among the Astar.</text:span></text:p>
      <text:p text:style-name="P4"/>
      <text:p text:style-name="P3"><text:span text:style-name="T3">What cutlery, if any, do people use for cooking and eating?<text:line-break/></text:span><text:span text:style-name="T5">The Astar mostly use their hands, though knives of ice are common as well.</text:span></text:p>
      <text:p text:style-name="P8"/>
      <text:p text:style-name="P3"><text:span text:style-name="T3">How is the table arranged? How do people sit when eating? Is there any arrangement by age or dignity of diners?<text:line-break/></text:span><text:span text:style-name="T5">Most Astar villages eat communally around a central fire. Hides are laid out for people to sit or kneel on as they eat. There is little arrangement, though familial groups and cliques tend to seat themselves together.</text:span></text:p>
      <text:p text:style-name="P4"/>
      <text:p text:style-name="P8">How many and when are the main mealtimes?</text:p>
      <text:p text:style-name="P3">There is only one communal mealtime during the day, and it is late in the evening when the fires of the Usada begin to shine most brightly for the night. Other meals are not as ceremonious but occur in familial groups in the morning.</text:p>
      <text:p text:style-name="P8"><text:soft-page-break/><text:line-break/>Are there restaurants, street vendors, or other places where food may be bought in public?<text:line-break/>How much does a typical meal cost, if bought and not grown at home?<text:line-break/></text:p>
      <text:p text:style-name="P8">Clothing and Fashion</text:p>
      <text:p text:style-name="P8">What kind of clothes do people wear? How does this vary by season, ethnicity, age, profession, etc.?</text:p>
      <text:p text:style-name="P12">Thick fur parkas and cloaks, tanned leathers, cloaks of woven grass, thick and wide hide shoes, ponchos, and rough pants are worn by all ages, though the community elders and shamans often wear decorative headdresses and adorn their clothes with ice gems and shaped silver ornaments.</text:p>
      <text:p text:style-name="P8"><text:line-break/>How do the genders dress: what differences are there between men’s and women’s clothing and accessories?</text:p>
      <text:p text:style-name="P12">In general, both genders dress similarly. The heavy furs are needed for everyone’s survival in the harsh winters.</text:p>
      <text:p text:style-name="P8"><text:line-break/>How is clothing made, in small shops or larger factories?<text:line-break/>How much does typical clothing cost?<text:line-break/>How important is fashion to people? How does this vary by individual?</text:p>
      <text:p text:style-name="P12">Fashion only comes into play for the wealthiest tribes people, who might pursue unique furs or fine silver ornaments.</text:p>
      <text:p text:style-name="P3"><text:span text:style-name="T3"><text:line-break/>What kinds of jewelry do people wear? And when?<text:line-break/></text:span><text:span text:style-name="T5">Astar jewelry is rock beads, ice gems, bones, silver, and flowers. These are worn most often during religious or social gatherings and during evening meals.<text:line-break/></text:span><text:span text:style-name="T3"><text:line-break/>Entertainments<text:line-break/>Does the culture have outlets for dramatic arts (theater, puppetry, cinematography)?<text:line-break/>What other major forms of entertainment are there?<text:line-break/></text:span><text:span text:style-name="T5">Ceremonial dances are led on religious occasions and harvests. Storytelling is common as well, mostly to children.</text:span></text:p>
      <text:p text:style-name="P8"/>
      <text:p text:style-name="P8">Is the populous literate and numerate?</text:p>
      <text:p text:style-name="P12">No. In the height of ancient astar society proto-writing is in its infancy. Numeracy is most common among those village elders tasked with tracking food stores and trades.</text:p>
      <text:p text:style-name="P4"/>
      <text:p text:style-name="P3"><text:span text:style-name="T3">Do people read for pleasure?<text:line-break/>How much do books, magazines, broadsheets and the like cost?<text:line-break/>Is there a public library system?<text:line-break/>Who are popular authors and poets?<text:line-break/>Who are some of the more famous characters from literature?<text:line-break/></text:span><text:span text:style-name="T5">The most common story of the astar is the Vahalis, telling the story of the Waith people. This has many characters, both loved and hated.</text:span></text:p>
      <text:p text:style-name="P4"/>
      <text:p text:style-name="P6"><text:bookmark-start text:name="6"/>Questions of Manners.<text:bookmark-end text:name="6"/></text:p>
      <text:p text:style-name="P3"><text:soft-page-break/><text:span text:style-name="T3">Who speaks first at a formal gathering?<text:line-break/></text:span><text:span text:style-name="T5">The shaman calls upon the spirits to initiate formal gatherings.</text:span></text:p>
      <text:p text:style-name="P8"/>
      <text:p text:style-name="P3"><text:span text:style-name="T3">What kinds of gifts are considered appropriate or in extremely bad taste?<text:line-break/></text:span><text:span text:style-name="T5">Gifts to other astar could be food, furs, bone ornaments, or tools. </text:span></text:p>
      <text:p text:style-name="P8"/>
      <text:p text:style-name="P8">How do younger adults address their elders?<text:line-break/>What kinds of questions cannot be asked in public? In private? At all?<text:line-break/>What parts of the body are routinely covered?<text:line-break/>How private are bodily functions like bathing or defecating?</text:p>
      <text:p text:style-name="P3">Bathing is not private, but defecating is. Urination is sometimes used in ritual.</text:p>
      <text:p text:style-name="P8"/>
      <text:p text:style-name="P6"><text:bookmark-start text:name="7"/>Questions of Faith.<text:bookmark-end text:name="7"/></text:p>
      <text:p text:style-name="P8">Religious Structure</text:p>
      <text:p text:style-name="P8">Is the culture religious or nonreligious?</text:p>
      <text:p text:style-name="P12">The astar are extremely religious.</text:p>
      <text:p text:style-name="P3"><text:span text:style-name="T3"><text:line-break/>What are the major religious groups in the region? Repeat this section for each religious group if needed.<text:line-break/></text:span><text:span text:style-name="T5">The astar all follow variations of this belief.</text:span></text:p>
      <text:p text:style-name="P8"/>
      <text:p text:style-name="P3"><text:span text:style-name="T3">What is the basic structure of the religion (unitary, dualistic, etc)?<text:line-break/>What is the basic theology of the religion (i.e., monotheistic, polytheistic, henotheistic etc.)?<text:line-break/></text:span><text:span text:style-name="T5">The religion is animistic.</text:span></text:p>
      <text:p text:style-name="P8"/>
      <text:p text:style-name="P8">Is there a formal creed or set of credal statements that define the faith?</text:p>
      <text:p text:style-name="P3"><text:span text:style-name="T3">What are some of their core doctrines, dogmas, beliefs and practices?<text:line-break/></text:span><text:span text:style-name="T5">The religion of the Astar grew from a need to organize as a people to survive. Thus, each astar views themselves as a part of a collective—a single spirit. The astar beliefs give spirits to the natural world and to groups. These spirits are mortal but can still be very powerful.</text:span></text:p>
      <text:p text:style-name="P12">This is the first dogma of the beliefs of the astar: each is a part of a collective spirit, which is not a divine but instead a mortal being dependent upon each astar for survival. All things around them also have a spirit. These spirits are also collectives: all rivers are a part of a single spirit, all snowflakes have a single governing spirit, all spears have a collective spirit, etc.</text:p>
      <text:p text:style-name="P12">The astar society also grew to accept death, as it played a common role early in the survival of the astar in Amarth. The second dogma is this: the ancestors of the astar remain a part of the collective spirit, and they are present in the world.</text:p>
      <text:p text:style-name="P12">Astar commonly perform rituals and give offerings to ancestors to bequest aid, guidance, or fortune. Essentially, the astar ritualize communication with the spirit of their people and the spirits of other things.</text:p>
      <text:p text:style-name="P8"/>
      <text:p text:style-name="P8">What is the overall cosmology and eschatology in religious terms?</text:p>
      <text:p text:style-name="P12">Given to L<text:span text:style-name="T18">eilom</text:span> was the Vahalis, a story of the Waith.</text:p>
      <text:p text:style-name="P3">The Vahalis follows the many stories of the Waith: that of the spreading of the Waith throughout the world, the discovery of Hera’roilya, the imprisonment of Hera’roilya, the <text:span text:style-name="T18">finding</text:span> and use of the Anariima, and the folly of the Waith in the war with the Loss’kelvar. The Vahalis is amended by Eres to <text:soft-page-break/>include the creation of Andolem, the black doorway to the prison of Hera’roilya, and her plans to release Hera’roilya into the world to destroy the Loss’kelvar. She tells that this will kill Hera’roilya.</text:p>
      <text:p text:style-name="P3">Over hundreds of generations, the story changed:</text:p>
      <text:p text:style-name="P12">The world is much older than the astar, but it was very different before their waking. The astar believe the world was created by the spirit Hera’roilya, <text:span text:style-name="T18">whom they called Galos, </text:span>and the spirit wanted death—but the death of the spirit would destroy the world it stood upon. The Waith stole its power and in their hubris imprisoned the spirit to keep it—and themselves upon it—alive. To guard him they enslaved Celegros, <text:span text:style-name="T18">whom they named Srwos, </text:span>the gatekeeper moon spirit of the Loss’kelvar. The power of the spirit Hera’roilya was spread among the Waith, and it brought great bounty and great jealousy and strife. When Eres released <text:span text:style-name="T18">Srwos</text:span> from the guard, it gave passage to the Gurohtar into their realm before Finiel slew the spirit with the power of his Anariima. The spirit of Hera’roilya, <text:span text:style-name="T21">Galos,</text:span> sprung from its prison and smote down the Waith, wrathful from its long sleep. It then died, rending the world apart. It is from the ashes of the world that the astar grew from, like trees grow from the ashes of the flames above.</text:p>
      <text:p text:style-name="P4"/>
      <text:p text:style-name="P8">What importance (spiritual or cultural) do people ascribe to the geography?</text:p>
      <text:p text:style-name="P15">Many aspects of the natural world are given spiritual existence by their spirits.</text:p>
      <text:p text:style-name="P8"/>
      <text:p text:style-name="P3"><text:span text:style-name="T3">Are religious traditions and any scriptures oral or written in nature or a combination?<text:line-break/></text:span><text:span text:style-name="T5">The traditions of the astar are entirely oral.</text:span></text:p>
      <text:p text:style-name="P8"/>
      <text:p text:style-name="P3"><text:span text:style-name="T3">What is the role of myth within the religion?<text:line-break/></text:span><text:span text:style-name="T5">The Vahalis constitutes the main myth behind the creation of the astar, and the lessons drawn from the Vahalis are used within the doctrines of the astar. The astar view the Vahalis as the tragedy of the Waith—the Waith are good, but their hubris leads to their downfall. Thus, the Astar hold in their beliefs that mistreatment of spirits leads to misfortune and death.</text:span></text:p>
      <text:p text:style-name="P8"/>
      <text:p text:style-name="P3"><text:span text:style-name="T3">What are typical symbols used in the religion and their meanings?<text:line-break/></text:span><text:span text:style-name="T5">The circle is the symbol of the astar spirit, and this is the most common symbol. There are symbols for other major spirits as well: Fire, Ice, Ash, Trees, Rivers, Lakes.</text:span></text:p>
      <text:p text:style-name="P8"/>
      <text:p text:style-name="P8">What ritual objects are used in the religion (relics, talismans, medals, charms, etc.)?</text:p>
      <text:p text:style-name="P12">There are many varieties of objects, most crafted from bone, ice, wood, and other simple materials. Sacrificial knives, headdresses, and the bones of ancestors are common. The marrow of ancestral bones is drunk during some rituals to of ancestral contact and veneration. Incense and herbal smoke is common to induce a trance state.</text:p>
      <text:p text:style-name="P8"><text:line-break/>What religious officials are there? Is there a formal clergy? How are they organized? Are there monastic groups or cults? Does the religion send out missionaries? What does each group do? How do you join?</text:p>
      <text:p text:style-name="P12">The heads of Astaiva communities are shamans. There is usually a single shaman per community, though there can be as many as five. The shamans are always female. They communicate to the spirits of the world. The most important shaman is the <text:span text:style-name="T33">inga-s</text:span>haman.</text:p>
      <text:p text:style-name="P12"><text:soft-page-break/>The shamans <text:span text:style-name="T33">train young girls as acolytes to follow them.</text:span> There can be many acolytes to a single shaman woman. The acolytes often venture from the community to bond with spirits <text:span text:style-name="T33">as a part of their spiritual training. This venture is often dangerous, and some acolytes do not survive</text:span>.</text:p>
      <text:p text:style-name="P8"><text:line-break/>What does this religion say about death?</text:p>
      <text:p text:style-name="P16">The Astar believe that upon death, the body fails the piece of the spirit of The People within them. The spirit lives on within each other Asta.</text:p>
      <text:p text:style-name="P16">Each Asta finds themselves continuing in the spirit of The People. The collective ancestry remains in the world, in each living Asta. The spirit can be communicated with through ritual and trance.</text:p>
      <text:p text:style-name="P8"/>
      <text:p text:style-name="P3"><text:span text:style-name="T3">Is there a set religious calendar? What are the most popular rituals or festivals?<text:line-break/></text:span><text:span text:style-name="T5">There is not an official calendar—the Astar timeline is circular, and it follows the cycle of agriculture </text:span><text:span text:style-name="T7">and animal fertility</text:span><text:span text:style-name="T5">. Rituals mark the transitions in this cycle.</text:span></text:p>
      <text:p text:style-name="P4"/>
      <text:p text:style-name="P8">What kinds of supernatural beings exist in this religion (angels, demons, devi, asuras, spirits, ghosts, sprites, etc.)?</text:p>
      <text:p text:style-name="P12">Spirits and ghosts exist.</text:p>
      <text:p text:style-name="P8"><text:line-break/>How are dreams and visions encompassed by the religion?</text:p>
      <text:p text:style-name="P12">Trance and dream states are often used in ancestor veneration and spirit communication. Dreams are often considered to be an extension of this—of spirits attempting communication.</text:p>
      <text:p text:style-name="P8"/>
      <text:p text:style-name="P3"><text:span text:style-name="T3">Are there any places considered special or holy? What are they like?<text:line-break/></text:span><text:span text:style-name="T5">The Astalena is a holy tower, constructed under the guidance of </text:span><text:span text:style-name="T8">Nixia</text:span><text:span text:style-name="T5">. It was said that there she could commune with the spirit of the sky, stars, moon, and sun.</text:span></text:p>
      <text:p text:style-name="P8"/>
      <text:p text:style-name="P8">Societal Views</text:p>
      <text:p text:style-name="P8">Are there differing denominations or sects of the religion? How do they differ?<text:line-break/>Are the differing groups a result of schism or mutual and cooperative separation?</text:p>
      <text:p text:style-name="P3"><text:span text:style-name="T3">Is religion a cause of dissatisfaction, dissention or hostility in the region?<text:line-break/></text:span><text:span text:style-name="T5">Few Astar dissent from these beliefs, and very little hostility comes from it.</text:span></text:p>
      <text:p text:style-name="P8"/>
      <text:p text:style-name="P8">What factions exist within the dominant religious institutions? How do they compete?</text:p>
      <text:p text:style-name="P8">What relationship do religious and political leaders have?</text:p>
      <text:p text:style-name="P3"><text:span text:style-name="T3">What happens to those who disagree with the majority on questions of religion?<text:line-break/></text:span><text:span text:style-name="T5">Those who disagree are cast out of The People. Occasionally they are killed, most often they are exiled.</text:span></text:p>
      <text:p text:style-name="P8"/>
      <text:p text:style-name="P8">Are issues such as orthodoxy, heterodoxy, heresy and apostasy keys in the religious life?</text:p>
      <text:p text:style-name="P3"><text:span text:style-name="T3">What gender, ethnic, national or racial issues exist within the religion?<text:line-break/></text:span><text:span text:style-name="T5">The religion of the Astar places women above men in the social hierarchy.</text:span></text:p>
      <text:p text:style-name="P8"/>
      <text:p text:style-name="P8">What is the most commonly broken religious rule?</text:p>
      <text:p text:style-name="P12">The Astar, while they strongly believe in a collective spirit, still squabble and fight among themselves, as do any people. This violates the sanctity and unity of <text:span text:style-name="T34">the spirit of the people</text:span> in its <text:soft-page-break/>purist form, though is overlooked often. Warfare between communities also occurs, with each side claiming that the other is not of The People.</text:p>
      <text:p text:style-name="P8"><text:line-break/>What is the least-violated religious rule?<text:line-break/>How are such infractions punished? Is it possible to expel a community member?<text:line-break/>How are those who follow different faiths treated?</text:p>
      <text:p text:style-name="P3">The followers of different faiths are often treated as below the Astar, though the Waith Akh and Waith Rhun are exceptions because of their power.</text:p>
      <text:p text:style-name="P8"/>
      <text:p text:style-name="P8">How can an outsider join the religious community?</text:p>
      <text:p text:style-name="P3">It is often considered impossible for a non-Asta to become one of The People.</text:p>
      <text:p text:style-name="P8"/>
      <text:p text:style-name="P8">What superstitions are common? What kinds of supernatural events or beings do people fear?</text:p>
      <text:p text:style-name="P3">It is common belief that taking from a spirit without first acknowledging and thanking that spirit will bring anger and misfortune from that spirit. For example, one should not catch a fish without first acknowledging the river, the collective spirit of the fish, the fire upon which it is cooked, and the wood that is burned.</text:p>
      <text:p text:style-name="P8"><text:line-break/>How is religious action expressed (spontaneous or ritual liturgy, song, dance, music, ritual action, sex, miracle plays, etc.)?</text:p>
      <text:p text:style-name="P12">Song and dance play an important role in large-scale spirit worship, but individual spirit acknowledgment is conducted with more conservative ritual action, such as a whisper of thanks. Shamans conduct more extreme rituals to contact more important spirits. These rituals often involve trance, sex, sleep, hallucinogens, or sacrifice.</text:p>
      <text:p text:style-name="P8"><text:line-break/>What do people have to offer to their Deity or deities?</text:p>
      <text:p text:style-name="P12">Offerings vary. Food, tools, jewelry, and dedicated actions are common offerings to spirits.</text:p>
      <text:p text:style-name="P3"><text:span text:style-name="T3"><text:line-break/>What do people want from their Deity or deities? How do they try and get it?<text:line-break/></text:span><text:span text:style-name="T5">The Astar entreat the spirits for fortune and guidance often. They entreat the fires in the sky for mercy and rainfall, they entreat the spirits of the animals for bounty, the spirit of the river and lakes for fish, etc.</text:span></text:p>
      <text:p text:style-name="P12"/>
      <text:p text:style-name="P6"><text:bookmark-start text:name="17"/>Questions of Death and Burial.<text:bookmark-end text:name="17"/></text:p>
      <text:p text:style-name="P8">What is their understanding of death and dying?</text:p>
      <text:p text:style-name="P12">The Astar believe that upon death, the body fails the piece of the spirit of The People within them. The spirit lives on within each other Asta.</text:p>
      <text:p text:style-name="P12">Each Asta finds themselves continuing in the spirit of The People. The collective ancestry remains in the world, in each living Asta. The spirit can be communicated with through ritual and trance.</text:p>
      <text:p text:style-name="P8"><text:line-break/>What does this society do with their corpses?</text:p>
      <text:p text:style-name="P12">Bodies are placed within ice catacombs. The bones are often used in rites and rituals to contact the spirit.</text:p>
      <text:p text:style-name="P8"><text:line-break/>What part do the priests play?</text:p>
      <text:p text:style-name="P12"><text:soft-page-break/>A shaman must carry out specific rites and rituals to properly allow the body and soul to separate. If these rites are not performed, the body has a chance of becoming corrupted and allowing the creation of a vile being.</text:p>
      <text:p text:style-name="P8"><text:line-break/>Do people visit the dead? If so, how often and why?</text:p>
      <text:p text:style-name="P3">The catacombs are visited often, and there are some dedicated to guarding them.</text:p>
      <text:p text:style-name="P8"><text:line-break/>What do people in this culture think about suicide?</text:p>
      <text:p text:style-name="P12">Suicide is greatly taboo—it is akin to removing your use from the spirit of The People.</text:p>
      <text:p text:style-name="P4"/>
      <text:p text:style-name="P8">How do people demonstrate grief?</text:p>
      <text:p text:style-name="P12">When one dies they continue to be a part of The People. There is little grief, then, as the Astar know that their ancestors are always with them.</text:p>
      <text:p text:style-name="P3"><text:span text:style-name="T3"><text:line-break/></text:span><text:span text:style-name="T2">Questions of Magic.</text:span><text:span text:style-name="T1"><text:line-break/></text:span><text:span text:style-name="T3">How is magic integrated into society?</text:span></text:p>
      <text:p text:style-name="P12">Magic is known in myth as the power of Hera’roilya that was taken by Selor and Guire. This power was used to imprison the spirit, and in the end the power was the downfall of the Waith. For many generations the Astar knew nothing of wielding magic, but the coming of the Waith Akh to Ithalas shook their faith. They believed the Waith destroyed, and their coming meant that they were not struck down for their hubris. They still wielded the power of Hera’roilya, and showed it to the Astar to prove of their victory. They told a different story, though, from the beliefs of the Astar. The ruler among them, Linarata, told them of the tru<text:span text:style-name="T22">e</text:span> tales behind the Vahalis, reminding them of its origin before the warping of time. This changed Astaiva society, putting the control and conquering of the spirits within the reach of mortals once again. Many viewed this idea with fear—they did not want to repeat the folly of the Waith and shatter the world once more. Some gave into the temptation, however, and learned magic from Iulian in Rinadure.</text:p>
      <text:p text:style-name="P12">When the villages and communities of the Astar were united to battle Linarata Envintule, some learned magic as a weapon, but it didn’t have time to pervade society.</text:p>
      <text:p text:style-name="P12">Magic in the divine sense is prevalent in ancient Astaiva society, but it is not thought to be as such. Communication to the spirits, the divination it brings, and the effects of commune have magical effects, though they are significantly less active than the arcane power brought by Linarata.</text:p>
      <text:p text:style-name="P8"><text:line-break/>Who can work magic? Is anyone disallowed from working magic?</text:p>
      <text:p text:style-name="P3">Traditional Astaiva magic is only practiced by shamans and some acolytes.</text:p>
      <text:p text:style-name="P3">Arcane magic can be worked by anyone who would learn it.</text:p>
      <text:p text:style-name="P8"><text:line-break/>How are works of magic accomplished?</text:p>
      <text:p text:style-name="P12">Astaiva ritual magic is performed through belief and unconscious will brought by the rituals of the religion. The more powerful the spirit the shaman attempts to commune with, the more powerful the shaman needs to be. Many shamans can come together to commune with a single spirit, if necessary. This is a relatively common occurrence—if a particularly powerful malevolent spirit finds a home within a villager, the shamans of many nearby villages may travel to commune with it and cleanse it.</text:p>
      <text:p text:style-name="P12"><text:soft-page-break/>The arcane magic is accomplished through a conscious effort after having an understanding of the magical energy from the soul.</text:p>
      <text:p text:style-name="P8"><text:line-break/>What kind of preparation or study is required before undertaking a magical work?</text:p>
      <text:p text:style-name="P12">Astaiva shaman magic takes hundreds of years to perfect, and there is no guarantee that the spirits will actually listen.</text:p>
      <text:p text:style-name="P4"/>
      <text:p text:style-name="P8">How is the use of magic viewed by the majority?<text:line-break/></text:p>
      <text:p text:style-name="P6"><text:bookmark-start text:name="8"/>Questions of Labor.<text:bookmark-end text:name="8"/></text:p>
      <text:p text:style-name="P8">Describe any kind of division of labor, such as into physical versus mental versus spiritual.</text:p>
      <text:p text:style-name="P12">Much of the labor of the Astar is physical. The society is one without much technology, and thus all are needed to help make the community survive. Very few are allowed to train as shamans or work in the spiritual realm.</text:p>
      <text:p text:style-name="P8"><text:line-break/>Is there any special prestige attached to some category of labor or job?</text:p>
      <text:p text:style-name="P12">Spiritual work is only given to those seen to be gifted with a connection to the spirits. This work is the most prestigious in Astar society.</text:p>
      <text:p text:style-name="P8"><text:line-break/>What professions or activities are considered masculine?<text:line-break/>What professions or activities are viewed as feminine?<text:line-break/>What are usual working hours? Are there days of rest or holidays?</text:p>
      <text:p text:style-name="P12">There are no days of rest—even on festival or ritual days, unless those rituals take the entire day.</text:p>
      <text:p text:style-name="P8"><text:line-break/>What are typical wages for various jobs?<text:line-break/>What sort of jobs are preferred by which people? Are some jobs denied to certain groups?<text:line-break/></text:p>
      <text:p text:style-name="P6"><text:bookmark-start text:name="9"/>Questions of Art.<text:bookmark-end text:name="9"/></text:p>
      <text:p text:style-name="P8">What are the favorite and least favorite artforms of the society?</text:p>
      <text:p text:style-name="P12">Of the non-personal artforms, painting is often used to decorate public places, ice caves, or houses. Aesthetic weaving is also common among the weavers of the Astar. They weave in intricate patterns and stories, often representing spirits, encounters, or ancestors. At the height of Astaiva society, writing became a pervasive art form for the wealthy and powerful in Ithalas. The carving of the Vahalis upon the walls of the Astalena is the most significant example of this.</text:p>
      <text:p text:style-name="P12">Of the personal art forms, tattooing and jewelry weaving are popular.</text:p>
      <text:p text:style-name="P8"><text:line-break/>How naturalistic or stylized is your society's art?</text:p>
      <text:p text:style-name="P8">How respected are artists?</text:p>
      <text:p text:style-name="P8">What forms of theatre does your society have?</text:p>
      <text:p text:style-name="P12">The extent of theatre is the performing of stories during a community gathering, such as a meal or harvest ritual. The performance uses costumes and music, and in some cases many actors.</text:p>
      <text:p text:style-name="P12">Dedicated to different spirits, there are often large symbols carved into standing stones around villages. These symbols help bring fortune from some spirits and defend against others. These stones, which often take many of the villages to create, are the sign of a powerful and respected community.</text:p>
      <text:p text:style-name="P3"><text:soft-page-break/><text:span text:style-name="T3"><text:line-break/>Does your culture have a distinct (or not so) musical style? What is it like?<text:line-break/></text:span><text:span text:style-name="T5">Astaiva music is naturalistic, with drums, flutes, and pipes to mimic the sounds of nature and animals. </text:span></text:p>
      <text:p text:style-name="P8"/>
      <text:p text:style-name="P8">How do people listen to music (in a theater, at home, on the street, mechanical)?<text:line-break/>Does this culture have a typical dance form? What is it like?<text:line-break/>Who goes to see such entertainments?</text:p>
      <text:p text:style-name="P8">What shapes are most common in your society's arts, like embroidery or architecture?</text:p>
      <text:p text:style-name="P12">The symbolic representations of spirits and ancestors.</text:p>
      <text:p text:style-name="P8"><text:line-break/>What form does censorship take?<text:line-break/>Who may not be an artist?<text:line-break/>What qualities equal "beauty" in this society? What makes a man or woman especially beautiful?</text:p>
      <text:p text:style-name="P12">Personal decoration with spiritual dedications is often viewed with respect and beauty. Tattoos, piercings, weavings, and symbolic jewelry are considered quite beautiful.</text:p>
      <text:p text:style-name="P3"><text:span text:style-name="T3"><text:line-break/>How do people react to tattoos? Piercings? Facial hair? Cosmetics?<text:line-break/></text:span><text:span text:style-name="T5">The Astar often use tattoos to show special respect to certain spirits. Piercings act in this way as well. They demonstrate a permanent reliance, acknowledgement, and vehemence to the being that the tattoo or piercing is dedicated to. The facial hair of the Astar is often braided and woven with ice crystals, beads, or bones.</text:span></text:p>
      <text:p text:style-name="P4"/>
      <text:p text:style-name="P6"><text:bookmark-start text:name="11"/>Questions of Health.<text:bookmark-end text:name="11"/></text:p>
      <text:p text:style-name="P8">What is the average life expectancy? How does this differ between different regions, races or ethnicities?</text:p>
      <text:p text:style-name="P3"><text:span text:style-name="T5">The average life expectancy is around 300 years. </text:span><text:span text:style-name="T9">Child mortality is very high—over 50%. Those astar that live through their youth typically live until their 600s.</text:span><text:span text:style-name="T5"> This does not differ much between regions.</text:span><text:span text:style-name="T3"><text:line-break/></text:span></text:p>
      <text:p text:style-name="P3"><text:span text:style-name="T3">What access do people have to clean drinking water (at home or in public)?<text:line-break/></text:span><text:span text:style-name="T5">Clean drinking water is difficult to come by. Even in most rivers and lakes the water needs to be filtered of ash and contaminants.</text:span></text:p>
      <text:p text:style-name="P8"/>
      <text:p text:style-name="P8">What access do people have to proper sanitation (at home or in public)?<text:line-break/>Do houses or public buildings have plumbing? Cold and warm water?<text:line-break/>Describe any public or private bathing or latrine facilities.<text:line-break/>Are there hospitals or sanitaria where many forms of health care are concentrated; or are practitioners more diffuse within the community?</text:p>
      <text:p text:style-name="P3">The are few dedicated medicine workers; usually only one or two for each village. <text:span text:style-name="T35">The shamans often double as medicine workers.</text:span></text:p>
      <text:p text:style-name="P8"><text:line-break/>What kinds of ailments or injuries are treatable in the locality using available supplies and expertise?<text:line-break/>What does typical healthcare cost?<text:line-break/><text:soft-page-break/>How do this society’s doctors try to treat wounds and sickness?<text:line-break/>Which medical assumptions of this society are wrong?<text:line-break/>Is a distinction made between physical and nonphysical ailments?</text:p>
      <text:p text:style-name="P12">Nonphysical ailments are often seen as spiritual misfortunes. <text:span text:style-name="T36">The shaman can attempt to remove the malicious spirit, though oftentimes they are unsuccessful.</text:span></text:p>
      <text:p text:style-name="P11"><text:line-break/>What happens to those suffering from extreme mental illness? Spiritual illness?</text:p>
      <text:p text:style-name="P38"><text:span text:style-name="T10">If the shaman can not exhume the spirit believed to be causing the mental or spiritual illness, the mentally ill astar is left to the care of the family. Some are allowed to wander in the hopes that other spirits will drive the evil spirit out of the ill person’s body, though in the most extreme cases the ill astar is restrained </text:span><text:span text:style-name="T37">to</text:span><text:span text:style-name="T10"> the family home.</text:span></text:p>
      <text:p text:style-name="P38"><text:span text:style-name="T3"><text:line-break/>How do people react to physical deformity (both congenital and acquired)?<text:line-break/></text:span><text:span text:style-name="T5">As long as the Asta can continue to contribute to the community (or if they are too old to contribute anymore) then the deformity is typically ignored.</text:span></text:p>
      <text:p text:style-name="P4"/>
      <text:p text:style-name="P3"><text:bookmark-start text:name="12"/><text:span text:style-name="T2">Questions of Sex.</text:span><text:bookmark-end text:name="12"/><text:span text:style-name="T3"><text:line-break/>How do people react to homosexuality? Is it frowned on? Encouraged?<text:line-break/></text:span><text:span text:style-name="T5">Homosexuality is not frowned on, but the Astar favor the expansion of their population. Homosexuality is a luxury of the wealthy and the shamans.</text:span></text:p>
      <text:p text:style-name="P8"/>
      <text:p text:style-name="P8">Are premarital sexual relations allowed? Extramarital?<text:line-break/>How is adultery defined? What (if any) is the punishment? Who decides?<text:line-break/>Is prostitution legal? How are prostitutes viewed?</text:p>
      <text:p text:style-name="P12">Though Astar society is so fluid with sexual relations, there are usually gifts given from the man to the woman or vice versa, whichever initiates the courting. This is less prostitution than courting, though some men and women who are desirable enough gain significant treasures from this.</text:p>
      <text:p text:style-name="P8"><text:line-break/>How important is virginity?<text:line-break/>What constitutes aberrant sexual behavior?<text:line-break/>Are there any cultural or religious strictures, norms or taboos that specifically address sexual conduct?</text:p>
      <text:p text:style-name="P12">Sex and reproduction is encouraged by the beliefs of the Astar, as giving a new life to The People is one of the greatest gifts that can be given.</text:p>
      <text:p text:style-name="P8"><text:line-break/>Are there secular laws that control or restrict sexual behavior?<text:line-break/>At what age is it considered normal to engage in sex? Are there taboos against sex with children?</text:p>
      <text:p text:style-name="P3">Astar reach sexual maturity at around age 120, well after they reach physical maturity. Sex with Astar prior to their reaching of physical maturity is taboo.</text:p>
      <text:p text:style-name="P3"><text:span text:style-name="T3"><text:line-break/>Should sex be a one-to-one experience? Or are groups allowed?<text:line-break/></text:span><text:span text:style-name="T5">Sex is both a personal and communal experience used in rites and rituals.</text:span></text:p>
      <text:p text:style-name="P8"/>
      <text:p text:style-name="P6"><text:bookmark-start text:name="13"/>Questions of Education.<text:bookmark-end text:name="13"/></text:p>
      <text:p text:style-name="P3"><text:soft-page-break/><text:span text:style-name="T3">Describe the education of the society’s people: formal schooling, apprenticeship, etc. How is knowledge distributed? Is it kept unknown to the common people or is available for all?<text:line-break/></text:span><text:span text:style-name="T5">Progressive knowledge is kept to those who will listen in Ithalas. While it is not restricted, there is little philosophical thought outside the inner circle of elders.</text:span></text:p>
      <text:p text:style-name="P3">Children, usually just before they reach physical maturity, take on a trade as decided by the shaman and elders. They learn to master this trade until their sexual maturity, when they typically work alongside their master until the master dies.</text:p>
      <text:p text:style-name="P12">The youth learns the trade from the master, living with them during the process. In a way, this is less apprenticeship and more communal distribution of labor. There is little formal process.</text:p>
      <text:p text:style-name="P3"><text:span text:style-name="T3"><text:line-break/>Is education compulsory / offered to everyone? What is the cost of education?<text:line-break/></text:span><text:span text:style-name="T5">A trade is given to each youth as they approach physical maturity. While the youth has some say in what they would prefer to do, much of the decision is by the shaman or elders.</text:span></text:p>
      <text:p text:style-name="P8"/>
      <text:p text:style-name="P8">Between which ages does education happen?</text:p>
      <text:p text:style-name="P12">Between 18 and 120.</text:p>
      <text:p text:style-name="P3"><text:span text:style-name="T3"><text:line-break/>How are year groups and academic years arranged?<text:line-break/>How are curricula arranged? What courses are typically offered?<text:line-break/>What degrees or diplomas are offered by schools?<text:line-break/>What do schools / colleges / universities look like? What are the classrooms like? Who oversees education in the country, and in each individual school?<text:line-break/>Does this society have its own language? Its own writing system?<text:line-break/></text:span><text:span text:style-name="T5">The language began as the tongue of the Waith, given to the Astar at their inception. Over time, though, it has evolved into its own derivative language.</text:span></text:p>
      <text:p text:style-name="P4"/>
      <text:p text:style-name="P8">How common is literacy? How is literacy viewed?</text:p>
      <text:p text:style-name="P12">Writing came about only at the end of ancient Astaiva society. It was viewed as an art form.</text:p>
      <text:p text:style-name="P12">There is no decision as to who may read or write: the restriction is only based on who has access to the new development.</text:p>
      <text:p text:style-name="P3"><text:span text:style-name="T3"><text:line-break/>What form and value are books?<text:line-break/>Who teaches others? How do they teach?<text:line-break/></text:span><text:span text:style-name="T5">Anyone can be a teacher to a youth, as everyone performs some job within the community. Most people are farmers, though, and they need much of the new youth to help with fields and shepherding.</text:span><text:span text:style-name="T3"><text:line-break/></text:span></text:p>
      <text:p text:style-name="P6"><text:bookmark-start text:name="15"/>Questions of Transportation and Communications.<text:bookmark-end text:name="15"/></text:p>
      <text:p text:style-name="P3"><text:span text:style-name="T3">How do people get from place to place? Does this vary at all in different places?<text:line-break/></text:span><text:span text:style-name="T5">Most people walk or use deer or dog pulled sleds.</text:span></text:p>
      <text:p text:style-name="P8"/>
      <text:p text:style-name="P8">Do people make long journeys?</text:p>
      <text:p text:style-name="P12">No, long journeys are extremely uncommon.</text:p>
      <text:p text:style-name="P8"><text:line-break/>Is there a public transport system? Who uses it? How much does it cost?<text:line-break/>What are the roads like? How do they vary from place to place?</text:p>
      <text:p text:style-name="P12"><text:soft-page-break/>The only roads are weak paths between close villages.</text:p>
      <text:p text:style-name="P8"><text:line-break/>Do individuals or families own and use their own vehicles?</text:p>
      <text:p text:style-name="P12">Yes, individual families can own deer and sleds.</text:p>
      <text:p text:style-name="P8"><text:line-break/>How safe and clean is the typical transport system?<text:line-break/>What major fuels are used?<text:line-break/>Apart from face to face, how do people communicate with each other?</text:p>
      <text:p text:style-name="P12">Shamans can send dream messages to people that they know.</text:p>
      <text:p text:style-name="P8"><text:line-break/>Is there a postal service? How fast is it? How much does it cost to use? What restrictions are there on packet delivery? Does the post operate internationally? How likely is it that an article sent in the post will reach its intended destination?<text:line-break/>What technical or mechanical means of communications exist?<text:line-break/></text:p>
      <text:p text:style-name="P6"><text:bookmark-start text:name="16"/>Questions of Economics.<text:bookmark-end text:name="16"/></text:p>
      <text:p text:style-name="P8">What is the local economy based on?</text:p>
      <text:p text:style-name="P12">Trade and barter.</text:p>
      <text:p text:style-name="P8"><text:line-break/>How is commerce engaged in?</text:p>
      <text:p text:style-name="P8">How is wealth distributed?</text:p>
      <text:p text:style-name="P12">Much of the wealth is centralized in Ithalas rather than surrounding villages.</text:p>
      <text:p text:style-name="P8"><text:line-break/>If levied, how are taxes collected? What are such revenues used for? How does taxation affect the people?</text:p>
      <text:p text:style-name="P12">Powerful villages may attempt to levy taxes upon other nearby villages that they are attempting to control.</text:p>
      <text:p text:style-name="P8"><text:line-break/>What do people expect from their government in return for the taxes paid?<text:line-break/><text:line-break/>Money<text:line-break/>What is the local currency like? How is it subdivided? What is it based on (metal, labor, fiat)?</text:p>
      <text:p text:style-name="P12">Fiat currency does play a role in the bartering. Trading of services and art is also common.</text:p>
      <text:p text:style-name="P8"><text:line-break/>Is currency issued by a central authority or by some decentralized means?<text:line-break/>How does it compare to other neighboring currencies?<text:line-break/>How has the value of the currency changed or fluctuated recently?<text:line-break/>How are coins and notes produced? How common are forgeries?<text:line-break/>Is there a banking system?<text:line-break/>Who uses it? What benefits does it bring? At what cost?<text:line-break/></text:p>
      <text:p text:style-name="P6"><text:bookmark-start text:name="18"/>Questions of Government.<text:bookmark-end text:name="18"/></text:p>
      <text:p text:style-name="P8">What is the form of government? How is it structured?</text:p>
      <text:p text:style-name="P12"><text:span text:style-name="T19">Nixia</text:span> is the <text:span text:style-name="T38">inga-s</text:span>haman, the foremost bridge between the spirit world and the Astar. She, as well as a small council of elders, govern Ithalas, the largest community of the Astar.</text:p>
      <text:p text:style-name="P8"><text:soft-page-break/><text:line-break/>What are some of the most fundamental policies of the government?</text:p>
      <text:p text:style-name="P3"><text:span text:style-name="T20">Nixia</text:span> and the elders do not exert control over the Astar villages, instead they ask for their cooperation when the Waith Akh arrive in Ithalas.</text:p>
      <text:p text:style-name="P8"><text:line-break/>How is government chosen?</text:p>
      <text:p text:style-name="P12">The elders were chosen by <text:span text:style-name="T20">Nixia</text:span> from the elders of Ithalas, those that showed great aptitude in their trades.</text:p>
      <text:p text:style-name="P8"><text:line-break/>What is the country’s general foreign policy?</text:p>
      <text:p text:style-name="P3">The Astar fight for the resources of the area against fey folk and animals. They tend not to question the aggression of the fey folk or of some aggressive villages.</text:p>
      <text:p text:style-name="P8"><text:line-break/>How are new laws created or old ones changed?<text:line-break/>What titles do various officials have?<text:line-break/>How do government officials dress?</text:p>
      <text:p text:style-name="P12">Shamans and elders are closest to the spirits, and thus they are often honored with artistic dress and jewelry.</text:p>
      <text:p text:style-name="P8"><text:line-break/>Is the law written down? Who interprets it?</text:p>
      <text:p text:style-name="P8">Who decides whether someone has broken a law? How?</text:p>
      <text:p text:style-name="P12">There is a council of elders in each community that, along with the shaman, decide on the punishment for infractions in the community.</text:p>
      <text:p text:style-name="P8"><text:line-break/>What kinds of punishments are meted out? By whom?</text:p>
      <text:p text:style-name="P12">Punishments are generally carried out by an assistant to the shaman, a dealer in malevolent and cleansing spirits. Spiritual cleaning is thought to greatly aid in behavior by testing the portion of the spirit within the Asta.</text:p>
      <text:p text:style-name="P8"><text:line-break/>Is torture allowed? Is capital punishment allowed? What is it like?</text:p>
      <text:p text:style-name="P8">Is there some form of clemency or pardon? What is involved?<text:line-break/>Once accused, what recourse does someone have?</text:p>
      <text:p text:style-name="P3">The shaman and the spirits act as judges of someone accused of a crime.</text:p>
      <text:p text:style-name="P8"/>
      <text:p text:style-name="P8">How are the rules different for officials as opposed to the common person?<text:line-break/>Is bribery allowed? Under what circumstances?<text:line-break/>What makes someone a bad ruler in this society? What can be done about it?<text:line-break/>What are the most common or dangerous forms of criminal?<text:line-break/>What is the political status of minority communities?</text:p>
      <text:p text:style-name="P12">The fey folk are not represented among the elder council.</text:p>
      <text:p text:style-name="P3"><text:span text:style-name="T3"><text:line-break/>Who cannot rise to positions of leadership?<text:line-break/><text:line-break/>City Watch &amp; Sheriffs<text:line-break/>Is there a civilian police force, or is law enforcement the province of the military?<text:line-break/></text:span><text:span text:style-name="T5">Warriors sometimes act as an improvised police force.</text:span></text:p>
      <text:p text:style-name="P12"/>
      <text:p text:style-name="P8"><text:soft-page-break/>Is the police force a nationalized one, or are there multiple regional forces?<text:line-break/>How militant or vigilante are they? Are they usually or ever armed?<text:line-break/>What is the extent of their authority? Can they shoot you? Can they use magic? Can they torture or otherwise force a confession?</text:p>
      <text:p text:style-name="P12">The authority of the warriors only extends to the bounds allowed by the shaman or an elder in charge.</text:p>
      <text:p text:style-name="P8"><text:line-break/>Are there individuals or groups who are above the law?<text:line-break/>Is there secret police?<text:line-break/>What is the role of police informants, if any?<text:line-break/></text:p>
      <text:p text:style-name="P6"><text:bookmark-start text:name="19"/>Questions of Warfare.<text:bookmark-end text:name="19"/></text:p>
      <text:p text:style-name="P8">Does the country have an armed force? What types? What size?</text:p>
      <text:p text:style-name="P12">There is no centralized armed force of the Astar until <text:span text:style-name="T20">Nixia</text:span> and the council organize a group of warriors to join the Cestani.</text:p>
      <text:p text:style-name="P8"><text:line-break/>How do the armed forces compare with others in the region or world?<text:line-break/>Who declares war and peace?</text:p>
      <text:p text:style-name="P18">Within each community, the council of elders along with the shaman declare war on other communities.</text:p>
      <text:p text:style-name="P8"><text:line-break/>How are treaties negotiated?</text:p>
      <text:p text:style-name="P12">Treaties are often negotiated between shamans and involve significant ritual and conversation with the spirits of war.</text:p>
      <text:p text:style-name="P8"><text:line-break/>What happens to prisoners taken in battle?</text:p>
      <text:p text:style-name="P12">They are typically enslaved.</text:p>
      <text:p text:style-name="P8"><text:line-break/>What form of warfare does this society use?</text:p>
      <text:p text:style-name="P12">Tribal warfare—skirmishes on foot or on deer-back.</text:p>
      <text:p text:style-name="P10"><text:line-break/>What weapons are favored by the various armed forces?</text:p>
      <text:p text:style-name="P17">Stone or ice tipped spears, axes, and wooden shields are the most advanced weapons the astar possess.</text:p>
      <text:p text:style-name="P10"><text:line-break/>Who are the elite warriors? What distinguishes them?</text:p>
      <text:p text:style-name="P12">Elders who fought in many battles are elite warriors. Astaldan was one such warrior in Ithalas.</text:p>
      <text:p text:style-name="P3"><text:span text:style-name="T3"><text:line-break/>Are there professional soldiers? Do they make up the bulk of the military?<text:line-break/>Where do the loyalties of military units lie?<text:line-break/></text:span><text:span text:style-name="T5">With The People.</text:span></text:p>
      <text:p text:style-name="P8"><text:line-break/>What ethical or moral codes do warriors adhere to?</text:p>
      <text:p text:style-name="P3">Warriors, just like all other Astar that follow the same beliefs, are sworn to serve The People. They only kill other Astar with the permission of a shaman or elder.</text:p>
      <text:p text:style-name="P8"><text:line-break/>How does someone get command of troops?</text:p>
      <text:p text:style-name="P8"><text:soft-page-break/>What is campaign or camp life like?<text:line-break/>How are battle injuries treated?</text:p>
      <text:p text:style-name="P12">Injuries are the domain of the medicine worker or shaman.</text:p>
      <text:p text:style-name="P8"><text:line-break/>How long do wars typically last?<text:line-break/>Who are the country’s enemies?</text:p>
      <text:p text:style-name="P12">The Astar often fight with neighboring fey folk.</text:p>
      <text:p text:style-name="P8"><text:line-break/>Has this society ever attacked another? What was the nature of that war? What would make this society go to war?<text:line-break/>What do soldiers do when there's no war?</text:p>
      <text:p text:style-name="P12">They hunt or work other jobs.</text:p>
      <text:p text:style-name="P8"><text:line-break/>What defenses are available to cities?</text:p>
      <text:p text:style-name="P12">Villages are defended by spiritual stones, wooden spikes, pits, traps, and the warriors of the trib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ar jp-code-font-family" svg:font-family="'var jp-code-font-family'"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8%" fo:text-align="start" style:justify-single-word="false" fo:orphans="2" fo:widows="2" style:punctuation-wrap="hanging"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16:30:00</meta:creation-date>
    <meta:initial-creator>Roth, Nolan</meta:initial-creator>
    <dc:language>en-US</dc:language>
    <dc:date>2022-01-04T12:44:31.339952591</dc:date>
    <meta:editing-cycles>92</meta:editing-cycles>
    <meta:editing-duration>P2DT15H5M24S</meta:editing-duration>
    <meta:generator>LibreOffice/6.4.7.2$Linux_X86_64 LibreOffice_project/40$Build-2</meta:generator>
    <meta:document-statistic meta:table-count="0" meta:image-count="0" meta:object-count="0" meta:page-count="24" meta:paragraph-count="391" meta:word-count="9768" meta:character-count="58090" meta:non-whitespace-character-count="486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